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paragraph-properties fo:margin-top="0in" fo:margin-bottom="0in"/>
    </style:style>
    <style:style style:name="P20" style:family="paragraph" style:parent-style-name="Text_20_body" style:list-style-name="L14">
      <style:paragraph-properties fo:margin-top="0in" fo:margin-bottom="0in"/>
    </style:style>
    <style:style style:name="P21" style:family="paragraph" style:parent-style-name="Text_20_body" style:list-style-name="L15">
      <style:paragraph-properties fo:margin-top="0in" fo:margin-bottom="0in"/>
    </style:style>
    <style:style style:name="P22" style:family="paragraph" style:parent-style-name="Text_20_body" style:list-style-name="L16">
      <style:paragraph-properties fo:margin-top="0in" fo:margin-bottom="0in"/>
    </style:style>
  </office:automatic-styles>
  <office:body>
    <office:text>
      <text:p text:style-name="Title">1. Introduction</text:p>
      <text:list text:style-name="L1">
        <text:list-item>
          <text:p text:style-name="P1"><text:a xlink:type="simple" xlink:href="#abstract" office:name=""><text:span text:style-name="Definition">Abstract</text:span></text:a></text:p>
        </text:list-item>
        <text:list-item>
          <text:p text:style-name="P1"><text:a xlink:type="simple" xlink:href="#research-questions---june-2023" office:name=""><text:span text:style-name="Definition">Research Questions - June 2023</text:span></text:a></text:p>
        </text:list-item>
        <text:list-item>
          <text:p text:style-name="P1"><text:a xlink:type="simple" xlink:href="#starting-thoughts-for-contents-of-introduction" office:name=""><text:span text:style-name="Definition">Starting thoughts for contents of introduction</text:span></text:a></text:p>
        </text:list-item>
        <text:list-item>
          <text:p text:style-name="P1"><text:a xlink:type="simple" xlink:href="#personal-context" office:name=""><text:span text:style-name="Definition">Personal context</text:span></text:a></text:p>
          <text:list text:style-name="L2">
            <text:list-item>
              <text:p text:style-name="P2"><text:a xlink:type="simple" xlink:href="#a-response-of-sorts" office:name=""><text:span text:style-name="Definition">A response of sorts</text:span></text:a></text:p>
            </text:list-item>
          </text:list>
        </text:list-item>
        <text:list-item>
          <text:p text:style-name="P1"><text:a xlink:type="simple" xlink:href="#learning-game-making-using-text-coding-languages" office:name=""><text:span text:style-name="Definition">Learning game making using text coding languages</text:span></text:a></text:p>
          <text:list text:style-name="L3">
            <text:list-item>
              <text:p text:style-name="P3"><text:a xlink:type="simple" xlink:href="#the-context-of-retro-gaming" office:name=""><text:span text:style-name="Definition">The context of retro gaming</text:span></text:a></text:p>
            </text:list-item>
          </text:list>
        </text:list-item>
        <text:list-item>
          <text:p text:style-name="P1"><text:a xlink:type="simple" xlink:href="#motivations-for-learning-to-code-specifically-via-game-making" office:name=""><text:span text:style-name="Definition">Motivations for learning to code specifically via game making</text:span></text:a></text:p>
          <text:list text:style-name="L4">
            <text:list-item>
              <text:p text:style-name="P4"><text:a xlink:type="simple" xlink:href="#context-of-game-making" office:name=""><text:span text:style-name="Definition">Context of game making</text:span></text:a></text:p>
            </text:list-item>
            <text:list-item>
              <text:p text:style-name="P4"><text:a xlink:type="simple" xlink:href="#computing-as-a-school-subject-in-the-uk" office:name=""><text:span text:style-name="Definition">Computing as a School Subject in the UK</text:span></text:a></text:p>
            </text:list-item>
            <text:list-item>
              <text:p text:style-name="P4"><text:a xlink:type="simple" xlink:href="#empowerment-agenda-of-authentic-computing-aligning-with-personal-motivations" office:name=""><text:span text:style-name="Definition">Empowerment agenda of authentic computing aligning with personal motivations</text:span></text:a></text:p>
              <text:list text:style-name="L5">
                <text:list-item>
                  <text:p text:style-name="P5"><text:a xlink:type="simple" xlink:href="#authenticity-as-empowering" office:name=""><text:span text:style-name="Definition">Authenticity as Empowering</text:span></text:a></text:p>
                </text:list-item>
              </text:list>
            </text:list-item>
            <text:list-item>
              <text:p text:style-name="P4"><text:a xlink:type="simple" xlink:href="#game-making-project-based-learning-and-inclusion" office:name=""><text:span text:style-name="Definition">Game Making, Project Based Learning and Inclusion</text:span></text:a></text:p>
            </text:list-item>
            <text:list-item>
              <text:p text:style-name="P4"><text:a xlink:type="simple" xlink:href="#context-of-digital-making-and-design-and-home-learning-of-media" office:name=""><text:span text:style-name="Definition">Context of digital making and design and home learning of media</text:span></text:a></text:p>
            </text:list-item>
            <text:list-item>
              <text:p text:style-name="P4"><text:a xlink:type="simple" xlink:href="#context-of-home-education-and-family-learning" office:name=""><text:span text:style-name="Definition">Context of Home Education and family learning</text:span></text:a></text:p>
            </text:list-item>
          </text:list>
        </text:list-item>
        <text:list-item>
          <text:p text:style-name="P1"><text:a xlink:type="simple" xlink:href="#the-importance-of-understanding-projects-and-socio-cultural-and-activist-concepts-of-activity" office:name=""><text:span text:style-name="Definition">The importance of understanding Projects and socio cultural and activist concepts of Activity</text:span></text:a></text:p>
        </text:list-item>
        <text:list-item>
          <text:p text:style-name="P1"><text:a xlink:type="simple" xlink:href="#summary-of-the-thesis-structure" office:name=""><text:span text:style-name="Definition">Summary of the thesis structure</text:span></text:a></text:p>
          <text:list text:style-name="L6">
            <text:list-item>
              <text:p text:style-name="P6"><text:a xlink:type="simple" xlink:href="#research-questions" office:name=""><text:span text:style-name="Definition">Research Questions</text:span></text:a></text:p>
            </text:list-item>
            <text:list-item>
              <text:p text:style-name="P6"><text:a xlink:type="simple" xlink:href="#chapter-outline" office:name=""><text:span text:style-name="Definition">Chapter outline</text:span></text:a></text:p>
            </text:list-item>
            <text:list-item>
              <text:p text:style-name="P6"><text:a xlink:type="simple" xlink:href="#overall-key-messages-contribution-to-knowledge" office:name=""><text:span text:style-name="Definition">Overall key messages &amp; contribution to Knowledge</text:span></text:a></text:p>
            </text:list-item>
            <text:list-item>
              <text:p text:style-name="P6"><text:a xlink:type="simple" xlink:href="#link-to-next-chapter" office:name=""><text:span text:style-name="Definition">Link to next chapter</text:span></text:a></text:p>
            </text:list-item>
          </text:list>
        </text:list-item>
        <text:list-item>
          <text:p text:style-name="P1"><text:a xlink:type="simple" xlink:href="#links" office:name=""><text:span text:style-name="Definition">Links</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october-2023"/>Research Questions - October 2023<text:bookmark-end text:name="research-questions---october-2023"/></text:h>
      <text:list text:style-name="L7">
        <text:list-item>
          <text:p text:style-name="P7">What pedagogical tools and processes are available to support novices to overcome barriers to game coding and design?</text:p>
        </text:list-item>
        <text:list-item>
          <text:p text:style-name="P7">How can participant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text:style-name="L8">
        <text:list-item>
          <text:p text:style-name="P8">Personal introduction, DiY media and music,</text:p>
        </text:list-item>
        <text:list-item>
          <text:p text:style-name="P8">Coding, digital making, game making, media literacy - Exploring motivations in each domain.</text:p>
        </text:list-item>
        <text:list-item>
          <text:p text:style-name="P8">(move mostly to lit review) PBL,</text:p>
        </text:list-item>
        <text:list-item>
          <text:p text:style-name="P8">Context, and motivations of Home Ed / Family Learning</text:p>
        </text:list-item>
        <text:list-item>
          <text:p text:style-name="P8">Formal, Informal and non-formal spaces</text:p>
          <text:list text:style-name="L9">
            <text:list-item>
              <text:p text:style-name="P9">increasing role in professional spaces to keep abreast of new changes in practices, sectors and technology (cf conferences / hackathons)</text:p>
            </text:list-item>
          </text:list>
        </text:list-item>
        <text:list-item>
          <text:p text:style-name="P8">Introduction to RQs, outline of thesis etc</text:p>
        </text:list-item>
      </text:list>
      <text:h text:style-name="Heading_20_2" text:outline-level="2"><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s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arised by 2000AD and the author William Gibson. At the Hulme Community Computing Centre the hippy volunteer who facilitated my fanzine printing encouraged me to make a website of the fanzine. On later visits he gave me a print out of a website that detailed how to write HTML web pages and offered free webspace as part of the HCCC site. Pete was enthusiastic about the Unix operating system common mostly on web servers and university computers.</text:p>
      <text:p text:style-name="Text_20_body">This spirit of peer-learning combined with my desire to share the ethos of the DIY music scene fuelled many years of using the internet to promote unlicens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text:reference-mark-start text:name="ZOTERO_ITEM CSL_CITATION {&quot;citationItems&quot;:[{&quot;uris&quot;:[&quot;http://zotero.org/users/1913249/items/7JP662AH&quot;],&quot;itemData&quot;:{&quot;type&quot;:&quot;article-journal&quot;,&quot;source&quot;:&quot;revistas.rcaap.pt&quot;,&quot;citation-key&quot;:&quot;carmo_reclaim_2012&quot;,&quot;container-title&quot;:&quot;Finisterra&quot;,&quot;id&quot;:&quot;carmo_reclaim_2012&quot;,&quot;URL&quot;:&quot;https://revistas.rcaap.pt/finisterra/article/view/2683&quot;,&quot;issue&quot;:&quot;94&quot;,&quot;issued&quot;:{&quot;date-parts&quot;:[[2012]]},&quot;title&quot;:&quot;Reclaim the Streets, the protestival and the creative transformation of the city&quot;,&quot;volume&quot;:&quot;47&quot;,&quot;license&quot;:&quot;Direitos de Autor (c) 2017 Finisterra&quot;,&quot;accessed&quot;:{&quot;date-parts&quot;:[[2023,9,29]]},&quot;author&quot;:[{&quot;given&quot;:&quot;André&quot;,&quot;family&quot;:&quot;Carmo&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number&quot;:&quot;94&quot;,&quot;DOI&quot;:&quot;10.18055/Finis2683&quot;,&quot;language&quot;:&quot;pt&quot;,&quot;ISSN&quot;:&quot;2182-2905&quot;},&quot;suffix&quot;:&quot;&quot;,&quot;uri&quot;:[&quot;http://zotero.org/users/1913249/items/7JP662AH&quot;],&quot;prefix&quot;:&quot;&quot;,&quot;id&quot;:8963},{&quot;uris&quot;:[&quot;http://zotero.org/users/1913249/items/76MCN7G5&quot;],&quot;itemData&quot;:{&quot;author&quot;:[{&quot;given&quot;:&quot;John&quot;,&quot;family&quot;:&quot;Jordan&quot;}],&quot;id&quot;:&quot;jordan_notes_2005&quot;,&quot;source&quot;:&quot;Zotero&quot;,&quot;type&quot;:&quot;article-journal&quot;,&quot;citation-key&quot;:&quot;jordan_notes_2005&quot;,&quot;language&quot;:&quot;en&quot;,&quot;title&quot;:&quot;Notes Whilst Walking on “How to Break the Heart of Empire”&quot;,&quot;issued&quot;:{&quot;date-parts&quot;:[[2005]]}},&quot;suffix&quot;:&quot;&quot;,&quot;uri&quot;:[&quot;http://zotero.org/users/1913249/items/76MCN7G5&quot;],&quot;prefix&quot;:&quot;&quot;,&quot;id&quot;:8962}],&quot;properties&quot;:{&quot;formattedCitation&quot;:&quot;[@carmo_reclaim_2012; @jordan_notes_2005]&quot;,&quot;noteIndex&quot;:0},&quot;schema&quot;:&quot;https://github.com/citation-style-language/schema/raw/master/csl-citation.json&quot;,&quot;citationID&quot;:&quot;kuuxfith&quot;} RNDomqjnyxqsd"/>&lt;Do Zotero Refresh: [@carmo_reclaim_2012; @jordan_notes_2005]&gt;<text:reference-mark-end text:name="ZOTERO_ITEM CSL_CITATION {&quot;citationItems&quot;:[{&quot;uris&quot;:[&quot;http://zotero.org/users/1913249/items/7JP662AH&quot;],&quot;itemData&quot;:{&quot;type&quot;:&quot;article-journal&quot;,&quot;source&quot;:&quot;revistas.rcaap.pt&quot;,&quot;citation-key&quot;:&quot;carmo_reclaim_2012&quot;,&quot;container-title&quot;:&quot;Finisterra&quot;,&quot;id&quot;:&quot;carmo_reclaim_2012&quot;,&quot;URL&quot;:&quot;https://revistas.rcaap.pt/finisterra/article/view/2683&quot;,&quot;issue&quot;:&quot;94&quot;,&quot;issued&quot;:{&quot;date-parts&quot;:[[2012]]},&quot;title&quot;:&quot;Reclaim the Streets, the protestival and the creative transformation of the city&quot;,&quot;volume&quot;:&quot;47&quot;,&quot;license&quot;:&quot;Direitos de Autor (c) 2017 Finisterra&quot;,&quot;accessed&quot;:{&quot;date-parts&quot;:[[2023,9,29]]},&quot;author&quot;:[{&quot;given&quot;:&quot;André&quot;,&quot;family&quot;:&quot;Carmo&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number&quot;:&quot;94&quot;,&quot;DOI&quot;:&quot;10.18055/Finis2683&quot;,&quot;language&quot;:&quot;pt&quot;,&quot;ISSN&quot;:&quot;2182-2905&quot;},&quot;suffix&quot;:&quot;&quot;,&quot;uri&quot;:[&quot;http://zotero.org/users/1913249/items/7JP662AH&quot;],&quot;prefix&quot;:&quot;&quot;,&quot;id&quot;:8963},{&quot;uris&quot;:[&quot;http://zotero.org/users/1913249/items/76MCN7G5&quot;],&quot;itemData&quot;:{&quot;author&quot;:[{&quot;given&quot;:&quot;John&quot;,&quot;family&quot;:&quot;Jordan&quot;}],&quot;id&quot;:&quot;jordan_notes_2005&quot;,&quot;source&quot;:&quot;Zotero&quot;,&quot;type&quot;:&quot;article-journal&quot;,&quot;citation-key&quot;:&quot;jordan_notes_2005&quot;,&quot;language&quot;:&quot;en&quot;,&quot;title&quot;:&quot;Notes Whilst Walking on “How to Break the Heart of Empire”&quot;,&quot;issued&quot;:{&quot;date-parts&quot;:[[2005]]}},&quot;suffix&quot;:&quot;&quot;,&quot;uri&quot;:[&quot;http://zotero.org/users/1913249/items/76MCN7G5&quot;],&quot;prefix&quot;:&quot;&quot;,&quot;id&quot;:8962}],&quot;properties&quot;:{&quot;formattedCitation&quot;:&quot;[@carmo_reclaim_2012; @jordan_notes_2005]&quot;,&quot;noteIndex&quot;:0},&quot;schema&quot;:&quot;https://github.com/citation-style-language/schema/raw/master/csl-citation.json&quot;,&quot;citationID&quot;:&quot;kuuxfith&quot;} RNDomqjnyxqsd"/>.</text:p>
      <text:p text:style-name="Text_20_body">I have been inspired by the possibilities of the party and protest movement as an inspirational site of learning. My involvement with the movement led me to help develop my internet publishing skills aligning myself with a broad network of media and internet activists centred around the Indymedia project.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an activist social centre, Community Arts Northwest and People’s Voice Media.</text:p>
      <text:p text:style-name="Text_20_body">As time developed, my activist activities aligned with arts techniques, integrating performance art and activist outreach particularly at film screenings. I enjoyed being part of a wide network of activist embracing playful, performance based actions and activism <text:reference-mark-start text:name="ZOTERO_ITEM CSL_CITATION {&quot;citationItems&quot;:[{&quot;uris&quot;:[&quot;http://zotero.org/users/1913249/items/U6UK7C58&quot;],&quot;itemData&quot;:{&quot;type&quot;:&quot;article-journal&quot;,&quot;source&quot;:&quot;Taylor and Francis+NEJM&quot;,&quot;citation-key&quot;:&quot;klepto_making_2004&quot;,&quot;container-title&quot;:&quot;City&quot;,&quot;id&quot;:&quot;klepto_making_2004&quot;,&quot;URL&quot;:&quot;https://doi.org/10.1080/1360481042000313536&quot;,&quot;issue&quot;:&quot;3&quot;,&quot;issued&quot;:{&quot;date-parts&quot;:[[2004,12,1]]},&quot;title&quot;:&quot;Making war with love: the Clandestine Insurgent Rebel Clown Army&quot;,&quot;page&quot;:&quot;403-411&quot;,&quot;volume&quot;:&quot;8&quot;,&quot;publisher&quot;:&quot;Routledge&quot;,&quot;accessed&quot;:{&quot;date-parts&quot;:[[2023,10,3]]},&quot;author&quot;:[{&quot;given&quot;:&quot;Kolonel&quot;,&quot;family&quot;:&quot;Klepto&quot;}],&quot;DOI&quot;:&quot;10.1080/1360481042000313536&quot;,&quot;title-short&quot;:&quot;Making war with love&quot;,&quot;ISSN&quot;:&quot;1360-4813&quot;},&quot;suffix&quot;:&quot;&quot;,&quot;uri&quot;:[&quot;http://zotero.org/users/1913249/items/U6UK7C58&quot;],&quot;prefix&quot;:&quot;&quot;,&quot;id&quot;:8996},{&quot;uris&quot;:[&quot;http://zotero.org/users/1913249/items/C8AMA89V&quot;],&quot;itemData&quot;:{&quot;type&quot;:&quot;article-journal&quot;,&quot;source&quot;:&quot;Wiley Online Library&quot;,&quot;citation-key&quot;:&quot;routledge_sensuous_2012&quot;,&quot;container-title&quot;:&quot;Antipode&quot;,&quot;id&quot;:&quot;routledge_sensuous_2012&quot;,&quot;URL&quot;:&quot;https://onlinelibrary.wiley.com/doi/abs/10.1111/j.1467-8330.2010.00862.x&quot;,&quot;issue&quot;:&quot;2&quot;,&quot;issued&quot;:{&quot;date-parts&quot;:[[2012]]},&quot;title&quot;:&quot;Sensuous Solidarities: Emotion, Politics and Performance in the Clandestine Insurgent Rebel Clown Army&quot;,&quot;page&quot;:&quot;428-452&quot;,&quot;volume&quot;:&quot;44&quot;,&quot;license&quot;:&quot;© 2011 The Authors Antipode© 2011 Editorial Board of Antipode.&quot;,&quot;accessed&quot;:{&quot;date-parts&quot;:[[2023,10,3]]},&quot;author&quot;:[{&quot;given&quot;:&quot;Paul&quot;,&quot;family&quot;:&quot;Routledge&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title-short&quot;:&quot;Sensuous Solidarities&quot;,&quot;DOI&quot;:&quot;10.1111/j.1467-8330.2010.00862.x&quot;,&quot;language&quot;:&quot;en&quot;,&quot;ISSN&quot;:&quot;1467-8330&quot;},&quot;suffix&quot;:&quot;&quot;,&quot;uri&quot;:[&quot;http://zotero.org/users/1913249/items/C8AMA89V&quot;],&quot;prefix&quot;:&quot;&quot;,&quot;id&quot;:8998}],&quot;properties&quot;:{&quot;formattedCitation&quot;:&quot;[@klepto_making_2004; @routledge_sensuous_2012]&quot;,&quot;noteIndex&quot;:0},&quot;schema&quot;:&quot;https://github.com/citation-style-language/schema/raw/master/csl-citation.json&quot;,&quot;citationID&quot;:&quot;pagduekd&quot;} RNDczfnvphqnm"/>&lt;Do Zotero Refresh: [@klepto_making_2004; @routledge_sensuous_2012]&gt;<text:reference-mark-end text:name="ZOTERO_ITEM CSL_CITATION {&quot;citationItems&quot;:[{&quot;uris&quot;:[&quot;http://zotero.org/users/1913249/items/U6UK7C58&quot;],&quot;itemData&quot;:{&quot;type&quot;:&quot;article-journal&quot;,&quot;source&quot;:&quot;Taylor and Francis+NEJM&quot;,&quot;citation-key&quot;:&quot;klepto_making_2004&quot;,&quot;container-title&quot;:&quot;City&quot;,&quot;id&quot;:&quot;klepto_making_2004&quot;,&quot;URL&quot;:&quot;https://doi.org/10.1080/1360481042000313536&quot;,&quot;issue&quot;:&quot;3&quot;,&quot;issued&quot;:{&quot;date-parts&quot;:[[2004,12,1]]},&quot;title&quot;:&quot;Making war with love: the Clandestine Insurgent Rebel Clown Army&quot;,&quot;page&quot;:&quot;403-411&quot;,&quot;volume&quot;:&quot;8&quot;,&quot;publisher&quot;:&quot;Routledge&quot;,&quot;accessed&quot;:{&quot;date-parts&quot;:[[2023,10,3]]},&quot;author&quot;:[{&quot;given&quot;:&quot;Kolonel&quot;,&quot;family&quot;:&quot;Klepto&quot;}],&quot;DOI&quot;:&quot;10.1080/1360481042000313536&quot;,&quot;title-short&quot;:&quot;Making war with love&quot;,&quot;ISSN&quot;:&quot;1360-4813&quot;},&quot;suffix&quot;:&quot;&quot;,&quot;uri&quot;:[&quot;http://zotero.org/users/1913249/items/U6UK7C58&quot;],&quot;prefix&quot;:&quot;&quot;,&quot;id&quot;:8996},{&quot;uris&quot;:[&quot;http://zotero.org/users/1913249/items/C8AMA89V&quot;],&quot;itemData&quot;:{&quot;type&quot;:&quot;article-journal&quot;,&quot;source&quot;:&quot;Wiley Online Library&quot;,&quot;citation-key&quot;:&quot;routledge_sensuous_2012&quot;,&quot;container-title&quot;:&quot;Antipode&quot;,&quot;id&quot;:&quot;routledge_sensuous_2012&quot;,&quot;URL&quot;:&quot;https://onlinelibrary.wiley.com/doi/abs/10.1111/j.1467-8330.2010.00862.x&quot;,&quot;issue&quot;:&quot;2&quot;,&quot;issued&quot;:{&quot;date-parts&quot;:[[2012]]},&quot;title&quot;:&quot;Sensuous Solidarities: Emotion, Politics and Performance in the Clandestine Insurgent Rebel Clown Army&quot;,&quot;page&quot;:&quot;428-452&quot;,&quot;volume&quot;:&quot;44&quot;,&quot;license&quot;:&quot;© 2011 The Authors Antipode© 2011 Editorial Board of Antipode.&quot;,&quot;accessed&quot;:{&quot;date-parts&quot;:[[2023,10,3]]},&quot;author&quot;:[{&quot;given&quot;:&quot;Paul&quot;,&quot;family&quot;:&quot;Routledge&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title-short&quot;:&quot;Sensuous Solidarities&quot;,&quot;DOI&quot;:&quot;10.1111/j.1467-8330.2010.00862.x&quot;,&quot;language&quot;:&quot;en&quot;,&quot;ISSN&quot;:&quot;1467-8330&quot;},&quot;suffix&quot;:&quot;&quot;,&quot;uri&quot;:[&quot;http://zotero.org/users/1913249/items/C8AMA89V&quot;],&quot;prefix&quot;:&quot;&quot;,&quot;id&quot;:8998}],&quot;properties&quot;:{&quot;formattedCitation&quot;:&quot;[@klepto_making_2004; @routledge_sensuous_2012]&quot;,&quot;noteIndex&quot;:0},&quot;schema&quot;:&quot;https://github.com/citation-style-language/schema/raw/master/csl-citation.json&quot;,&quot;citationID&quot;:&quot;pagduekd&quot;} RNDczfnvphqnm"/>.</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was still not ready for the reveal. The process of being secretive about our actions and my role in outreach for this movement became very uncomfortable. The movement felt unsafe for myself and for others.</text:p>
      <text:p text:style-name="Text_20_body">The intervention of environmental direct action had clashed against the interests of the state. It had become clear that while bother sides were prepared to bend or break the rules our side was much less prepared in terms of legal and financial back up.</text:p>
      <text:p text:style-name="Text_20_body">After writing the first draft of this personal history, it seemed quite depressing. The ongoing revelations of the extent of the police infiltration of activist networks<text:note text:id="ftn0" text:note-class="footnote"><text:note-citation>1</text:note-citation><text:note-body><text:p text:style-name="Footnote">https://en.wikipedia.org/wiki/Undercover_Policing_Inquiry</text:p></text:note-body></text:note>, and the use of personal and sexual relationships to further this disruption to the groups<text:note text:id="ftn1" text:note-class="footnote"><text:note-citation>2</text:note-citation><text:note-body><text:p text:style-name="Footnote">https://en.wikipedia.org/wiki/UK_undercover_policing_relationships_scandal</text:p></text:note-body></text:note>, took a heavy toll on my mental health and my world outlook. My work with social movements to take advantages of new opportunities created in part by community-driven technology to cause societal change had been met with a response from forces that were far better resources than we were. The push back from state and corporate bodies had used a diversity of means at their disposal: some legislative and bureaucratic; some underhand — notably the embrace, extend &amp; extinguish <text:note text:id="ftn2" text:note-class="footnote"><text:note-citation>3</text:note-citation><text:note-body><text:p text:style-name="Footnote">https://en.wikipedia.org/wiki/Embrace,_extend,_and_extinguish</text:p></text:note-body></text:note> tactic to counter to open source successes —; and some illegal means.</text:p>
      <text:h text:style-name="Heading_20_3" text:outline-level="3"><text:bookmark-start text:name="a-response-of-sorts"/>A response of sorts<text:bookmark-end text:name="a-response-of-sorts"/></text:h>
      <text:p text:style-name="First_20_paragraph">My response was to shift focus on community work and training and documentation work with international networks and then eventually to informal learning of media creation with young people and families. While this move was a retreat from other domains in part driven by painful experiences outlined above, my shift of interest towards young people and family was a positive and strategic shift to align with my new role as a university tutor in education and as a new parent.</text:p>
      <text:p text:style-name="Text_20_body">There are positive elements to this otherwise sad story. My experiences have helped focus my interests on how change can happen and happen quickly when new opportunities become available to a community eager to use them. They also caution against unrealistic expectations of systemic change when faced with opponents with deep pockets and extensive resources. I would like to communicate a pragmatic approach of finding the limits of your agency, strategically pushing against them, and cautiously observing what happens. An informed activism built on a critical view of the nature of the system in question.</text:p>
      <text:p text:style-name="Text_20_body">My work in for FLOSS Manuals allowed me access to diverse international networks. These seemed one step away from grass roots organising on the frontline but still informed by participatory and egalitarian methods. These networks included those advocating for Open Web and Free Culture, promoting Open Video and Video for Change movements. One thread of this work led me to work in partnership work with Mozilla and to gain awareness of the Webmaker education programme. Webmaker was more than a set of tools, Mozilla created workshops guides and in partnership with networks of informal educators in the US like Mouse, Hive Neworks and The New Youth City Learning Network. The motivation was to involve teens in being web literate through making web products inspired in part by Douglas Rushkoff’s call for everyone to know at least a little bit of coding <text:reference-mark-start text:name="ZOTERO_ITEM CSL_CITATION {&quot;citationItems&quot;:[{&quot;uris&quot;:[&quot;http://zotero.org/users/1913249/items/TNE6KXEZ&quot;],&quot;itemData&quot;:{&quot;author&quot;:[{&quot;given&quot;:&quot;Douglas&quot;,&quot;family&quot;:&quot;Rushkoff&quot;}],&quot;number-of-pages&quot;:&quot;149&quot;,&quot;source&quot;:&quot;Library of Congress ISBN&quot;,&quot;citation-key&quot;:&quot;rushkoff_program_2010&quot;,&quot;call-number&quot;:&quot;QA76.9.C66 R868 2010&quot;,&quot;type&quot;:&quot;book&quot;,&quot;publisher-place&quot;:&quot;New York&quot;,&quot;publisher&quot;:&quot;OR Books&quot;,&quot;id&quot;:&quot;rushkoff_program_2010&quot;,&quot;title-short&quot;:&quot;Program or be programmed&quot;,&quot;ISBN&quot;:&quot;978-1-935928-15-7&quot;,&quot;title&quot;:&quot;Program or be programmed: ten commands for a digital age&quot;,&quot;event-place&quot;:&quot;New York&quot;,&quot;abstract&quot;:&quot;\&quot;The media theorist who gave us the concepts of viral media, social currency and screenagers is back with his most far-reaching appraisal yet of digital media\&quot; --Cover, p. 4&quot;,&quot;issued&quot;:{&quot;date-parts&quot;:[[2010]]}},&quot;suffix&quot;:&quot;&quot;,&quot;uri&quot;:[&quot;http://zotero.org/users/1913249/items/TNE6KXEZ&quot;],&quot;prefix&quot;:&quot;&quot;,&quot;id&quot;:1132}],&quot;properties&quot;:{&quot;formattedCitation&quot;:&quot;[@rushkoff_program_2010]&quot;,&quot;noteIndex&quot;:0},&quot;schema&quot;:&quot;https://github.com/citation-style-language/schema/raw/master/csl-citation.json&quot;,&quot;citationID&quot;:&quot;zhunukxh&quot;} RNDjvxbyncerx"/>&lt;Do Zotero Refresh: [@rushkoff_program_2010]&gt;<text:reference-mark-end text:name="ZOTERO_ITEM CSL_CITATION {&quot;citationItems&quot;:[{&quot;uris&quot;:[&quot;http://zotero.org/users/1913249/items/TNE6KXEZ&quot;],&quot;itemData&quot;:{&quot;author&quot;:[{&quot;given&quot;:&quot;Douglas&quot;,&quot;family&quot;:&quot;Rushkoff&quot;}],&quot;number-of-pages&quot;:&quot;149&quot;,&quot;source&quot;:&quot;Library of Congress ISBN&quot;,&quot;citation-key&quot;:&quot;rushkoff_program_2010&quot;,&quot;call-number&quot;:&quot;QA76.9.C66 R868 2010&quot;,&quot;type&quot;:&quot;book&quot;,&quot;publisher-place&quot;:&quot;New York&quot;,&quot;publisher&quot;:&quot;OR Books&quot;,&quot;id&quot;:&quot;rushkoff_program_2010&quot;,&quot;title-short&quot;:&quot;Program or be programmed&quot;,&quot;ISBN&quot;:&quot;978-1-935928-15-7&quot;,&quot;title&quot;:&quot;Program or be programmed: ten commands for a digital age&quot;,&quot;event-place&quot;:&quot;New York&quot;,&quot;abstract&quot;:&quot;\&quot;The media theorist who gave us the concepts of viral media, social currency and screenagers is back with his most far-reaching appraisal yet of digital media\&quot; --Cover, p. 4&quot;,&quot;issued&quot;:{&quot;date-parts&quot;:[[2010]]}},&quot;suffix&quot;:&quot;&quot;,&quot;uri&quot;:[&quot;http://zotero.org/users/1913249/items/TNE6KXEZ&quot;],&quot;prefix&quot;:&quot;&quot;,&quot;id&quot;:1132}],&quot;properties&quot;:{&quot;formattedCitation&quot;:&quot;[@rushkoff_program_2010]&quot;,&quot;noteIndex&quot;:0},&quot;schema&quot;:&quot;https://github.com/citation-style-language/schema/raw/master/csl-citation.json&quot;,&quot;citationID&quot;:&quot;zhunukxh&quot;} RNDjvxbyncerx"/>.</text:p>
      <text:p text:style-name="P10">And as we move into an increasingly digital reality, we must learn not just how to use programs but how to make them. In the emerging highly programmed landscape ahead, you will either create the software or you will be the software. It's really that simple: Program, or be programmed. [@rushkoff_program_2010].</text:p>
      <text:p text:style-name="First_20_paragraph">This avenue offered a positive way to discuss the politics of independent communications and an empowerment agenda. The development of javascript based libraries like Popcorn.js also exposed the limits of my self-directed computing skills. Thus it was strategic to I retrained with a masters in Computing and then a PGCE in Computing at Manchester Met. 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tems&quot;:[{&quot;uris&quot;:[&quot;http://zotero.org/users/1913249/items/4NN3EMNW&quot;],&quot;itemData&quot;:{&quot;author&quot;:[{&quot;given&quot;:&quot;Ian&quot;,&quot;family&quot;:&quot;Livingstone&quot;},{&quot;given&quot;:&quot;Alex&quot;,&quot;family&quot;:&quot;Hope&quot;}],&quot;id&quot;:&quot;livingstone2010next&quot;,&quot;type&quot;:&quot;book&quot;,&quot;citation-key&quot;:&quot;livingstone2010next&quot;,&quot;title&quot;:&quot;Next Gen: transforming the UK into the world's leading talent hub for the video games and visual effects industries&quot;,&quot;publisher&quot;:&quot;Nesta&quot;,&quot;issued&quot;:{&quot;date-parts&quot;:[[2010]]}},&quot;suffix&quot;:&quot;&quot;,&quot;uri&quot;:[&quot;http://zotero.org/users/1913249/items/4NN3EMNW&quot;],&quot;prefix&quot;:&quot;&quot;,&quot;id&quot;:14}],&quot;properties&quot;:{&quot;formattedCitation&quot;:&quot;[@livingstone2010next]&quot;,&quot;noteIndex&quot;:0},&quot;schema&quot;:&quot;https://github.com/citation-style-language/schema/raw/master/csl-citation.json&quot;,&quot;citationID&quot;:&quot;jbalbgzx&quot;} RNDwgojtnrnbl"/>&lt;Do Zotero Refresh: [@livingstone2010next]&gt;<text:reference-mark-end text:name="ZOTERO_ITEM CSL_CITATION {&quot;citationItems&quot;:[{&quot;uris&quot;:[&quot;http://zotero.org/users/1913249/items/4NN3EMNW&quot;],&quot;itemData&quot;:{&quot;author&quot;:[{&quot;given&quot;:&quot;Ian&quot;,&quot;family&quot;:&quot;Livingstone&quot;},{&quot;given&quot;:&quot;Alex&quot;,&quot;family&quot;:&quot;Hope&quot;}],&quot;id&quot;:&quot;livingstone2010next&quot;,&quot;type&quot;:&quot;book&quot;,&quot;citation-key&quot;:&quot;livingstone2010next&quot;,&quot;title&quot;:&quot;Next Gen: transforming the UK into the world's leading talent hub for the video games and visual effects industries&quot;,&quot;publisher&quot;:&quot;Nesta&quot;,&quot;issued&quot;:{&quot;date-parts&quot;:[[2010]]}},&quot;suffix&quot;:&quot;&quot;,&quot;uri&quot;:[&quot;http://zotero.org/users/1913249/items/4NN3EMNW&quot;],&quot;prefix&quot;:&quot;&quot;,&quot;id&quot;:14}],&quot;properties&quot;:{&quot;formattedCitation&quot;:&quot;[@livingstone2010next]&quot;,&quot;noteIndex&quot;:0},&quot;schema&quot;:&quot;https://github.com/citation-style-language/schema/raw/master/csl-citation.json&quot;,&quot;citationID&quot;:&quot;jbalbgzx&quot;} RNDwgojtnrnbl"/>.</text:p>
      <text:p text:style-name="Text_20_body">During my PGCE year I found it challenging to bring in the kind of project based learning techniques to the classroom, a theme explored in this thesis. I did however manage to create a pilot scheme to teach javascript in playful ways, using Mozilla’s webmaker tools and ethos, which I trialled in the classroom and wrote up as a dissertation and published the results as an addition to the Mozilla’s online teaching resources.</text:p>
      <text:p text:style-name="Text_20_body">The turn to games began in my new role Manchester Met Uni role doing community partnerships, in a consultation with home educators partnership work. To align with the interests of parents and children at the consultation asked if we could lead activities which drew on interest in games like Minecraft to start to do computer coding.</text:p>
      <text:p text:style-name="Text_20_body">The shift from making web-based media to games made sense given the patch success I had had with web coding pages with school children. Rather than using media to mobilise and feed into social movements, games became a medium to explore and create as a playful educational experience. Both were grounded in self-expression, participatory culture and I was to find out both could use similar technology. To inform this work I returned to Mozilla’s web developer resources to discover two step-by-step tutorials outlining how to game making in the browser using a javascript library called Phaser. I was able to combine my work using the code playground Thimble with the js library Phaser to create an potentially accessible toolset for young learners.</text:p>
      <text:p text:style-name="Text_20_body">My study, in part, explores ways in which how the motivational and navigational affordances of enthusiast game making communities can be brought into more structured educational environments.</text:p>
      <text:h text:style-name="Heading_20_2" text:outline-level="2"><text:bookmark-start text:name="learning-game-making-using-text-coding-languages"/>Learning game making using text coding languages<text:bookmark-end text:name="learning-game-making-using-text-coding-languages"/></text:h>
      <text:h text:style-name="Heading_20_3" text:outline-level="3"><text:bookmark-start text:name="the-context-of-retro-gaming"/>The context of retro gaming<text:bookmark-end text:name="the-context-of-retro-gaming"/></text:h>
      <text:p text:style-name="First_20_paragraph">One of the reasons that I was interested to shift to game making was the potential that seemed to be present for intergenerational work based around retro gaming based on its place in public memory <text:reference-mark-start text:name="ZOTERO_ITEM CSL_CITATION {&quot;citationItems&quot;:[{&quot;uris&quot;:[&quot;http://zotero.org/users/1913249/items/5PY8LUA6&quot;],&quot;itemData&quot;:{&quot;author&quot;:[{&quot;given&quot;:&quot;David S&quot;,&quot;family&quot;:&quot;Heineman&quot;}],&quot;id&quot;:&quot;heineman_public_nodate&quot;,&quot;source&quot;:&quot;Zotero&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citation-key&quot;:&quot;heineman_public_nodate&quot;,&quot;language&quot;:&quot;en&quot;,&quot;type&quot;:&quot;article-journal&quot;,&quot;title&quot;:&quot;Public Memory and Gamer Identity: Retrogaming as Nostalgia&quot;},&quot;suffix&quot;:&quot;&quot;,&quot;uri&quot;:[&quot;http://zotero.org/users/1913249/items/5PY8LUA6&quot;],&quot;prefix&quot;:&quot;&quot;,&quot;id&quot;:9009}],&quot;properties&quot;:{&quot;formattedCitation&quot;:&quot;[@heineman_public_nodate]&quot;,&quot;noteIndex&quot;:0},&quot;schema&quot;:&quot;https://github.com/citation-style-language/schema/raw/master/csl-citation.json&quot;,&quot;citationID&quot;:&quot;yyshtqjr&quot;} RNDelwvifxjry"/>&lt;Do Zotero Refresh: [@heineman_public_nodate]&gt;<text:reference-mark-end text:name="ZOTERO_ITEM CSL_CITATION {&quot;citationItems&quot;:[{&quot;uris&quot;:[&quot;http://zotero.org/users/1913249/items/5PY8LUA6&quot;],&quot;itemData&quot;:{&quot;author&quot;:[{&quot;given&quot;:&quot;David S&quot;,&quot;family&quot;:&quot;Heineman&quot;}],&quot;id&quot;:&quot;heineman_public_nodate&quot;,&quot;source&quot;:&quot;Zotero&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citation-key&quot;:&quot;heineman_public_nodate&quot;,&quot;language&quot;:&quot;en&quot;,&quot;type&quot;:&quot;article-journal&quot;,&quot;title&quot;:&quot;Public Memory and Gamer Identity: Retrogaming as Nostalgia&quot;},&quot;suffix&quot;:&quot;&quot;,&quot;uri&quot;:[&quot;http://zotero.org/users/1913249/items/5PY8LUA6&quot;],&quot;prefix&quot;:&quot;&quot;,&quot;id&quot;:9009}],&quot;properties&quot;:{&quot;formattedCitation&quot;:&quot;[@heineman_public_nodate]&quot;,&quot;noteIndex&quot;:0},&quot;schema&quot;:&quot;https://github.com/citation-style-language/schema/raw/master/csl-citation.json&quot;,&quot;citationID&quot;:&quot;yyshtqjr&quot;} RNDelwvifxjry"/>.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 These limits suit the capabilities of the chosen design tool Phaser.js.</text:p>
      <text:h text:style-name="Heading_20_3" text:outline-level="3"><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1">for intrinsic pleasure of making games or other products</text:p>
        </text:list-item>
        <text:list-item>
          <text:p text:style-name="P11">for commercial purposes to join games industry</text:p>
        </text:list-item>
        <text:list-item>
          <text:p text:style-name="P11">STEM pipeline in more general terms</text:p>
        </text:list-item>
        <text:list-item>
          <text:p text:style-name="P11">for empowerment of individual and health of society</text:p>
        </text:list-item>
      </text:list>
      <text:p text:style-name="First_20_paragraph">also</text:p>
      <text:p text:style-name="P12">- From Kafai's review (not directly) draw on</text:p>
      <text:p text:style-name="P13">- personal</text:p>
      <text:p text:style-name="P14">- more general / social / 21st C, computational fluency</text:p>
      <text:p text:style-name="P15">- more general / social / 21st C,</text:p>
      <text:p text:style-name="P16">- Computational Fluency - expression [@bers_coding_2021; @resnick_closing_2001; @resnick_fulfilling_2017]</text:p>
      <text:h text:style-name="Heading_20_3" text:outline-level="3"><text:bookmark-start text:name="context-of-game-making-for-educational-purposes"/>Context of game making for educational purposes<text:bookmark-end text:name="context-of-game-making-for-educational-purposes"/></text:h>
      <text:p text:style-name="First_20_paragraph">The potential of digital game making is explored in depth in a review by Kafai and Burke <text:reference-mark-start text:name="ZOTERO_ITEM CSL_CITATION {&quot;citationItems&quot;:[{&quot;uris&quot;:[&quot;http://zotero.org/users/1913249/items/8K58PTFV&quot;],&quot;itemData&quot;:{&quot;type&quot;:&quot;paper-conference&quot;,&quot;source&quot;:&quot;ACM Digital Library&quot;,&quot;citation-key&quot;:&quot;kafai_constructionist_2015&quot;,&quot;collection-title&quot;:&quot;WiPSCE '15&quot;,&quot;publisher-place&quot;:&quot;New York, NY, USA&quot;,&quot;container-title&quot;:&quot;Proceedings of the Workshop in Primary and Secondary Computing Education&quot;,&quot;id&quot;:&quot;kafai_constructionist_2015&quot;,&quot;URL&quot;:&quot;https://doi.org/10.1145/2818314.2818334&quot;,&quot;ISBN&quot;:&quot;978-1-4503-3753-3&quot;,&quot;issued&quot;:{&quot;date-parts&quot;:[[2015,11,9]]},&quot;title&quot;:&quot;Constructionist Gaming Beyond the Screen: Middle School Students' Crafting and Computing of Touchpads, Board Games, and Controllers&quot;,&quot;page&quot;:&quot;49–54&quot;,&quot;event-place&quot;:&quot;New York, NY, USA&quot;,&quot;publisher&quot;:&quot;Association for Computing Machinery&quot;,&quot;accessed&quot;:{&quot;date-parts&quot;:[[2020,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author&quot;:[{&quot;given&quot;:&quot;Yasmin B.&quot;,&quot;family&quot;:&quot;Kafai&quot;},{&quot;given&quot;:&quot;Veena&quot;,&quot;family&quot;:&quot;Vasudevan&quot;}],&quot;title-short&quot;:&quot;Constructionist Gaming Beyond the Screen&quot;},&quot;suffix&quot;:&quot;&quot;,&quot;uri&quot;:[&quot;http://zotero.org/users/1913249/items/8K58PTFV&quot;],&quot;id&quot;:3520,&quot;prefix&quot;:&quot;&quot;,&quot;suppress-author&quot;:true}],&quot;properties&quot;:{&quot;formattedCitation&quot;:&quot;[-@kafai_constructionist_2015]&quot;,&quot;noteIndex&quot;:0},&quot;schema&quot;:&quot;https://github.com/citation-style-language/schema/raw/master/csl-citation.json&quot;,&quot;citationID&quot;:&quot;prwlykvr&quot;} RNDxmfyxdwqlq"/>&lt;Do Zotero Refresh: [-@kafai_constructionist_2015]&gt;<text:reference-mark-end text:name="ZOTERO_ITEM CSL_CITATION {&quot;citationItems&quot;:[{&quot;uris&quot;:[&quot;http://zotero.org/users/1913249/items/8K58PTFV&quot;],&quot;itemData&quot;:{&quot;type&quot;:&quot;paper-conference&quot;,&quot;source&quot;:&quot;ACM Digital Library&quot;,&quot;citation-key&quot;:&quot;kafai_constructionist_2015&quot;,&quot;collection-title&quot;:&quot;WiPSCE '15&quot;,&quot;publisher-place&quot;:&quot;New York, NY, USA&quot;,&quot;container-title&quot;:&quot;Proceedings of the Workshop in Primary and Secondary Computing Education&quot;,&quot;id&quot;:&quot;kafai_constructionist_2015&quot;,&quot;URL&quot;:&quot;https://doi.org/10.1145/2818314.2818334&quot;,&quot;ISBN&quot;:&quot;978-1-4503-3753-3&quot;,&quot;issued&quot;:{&quot;date-parts&quot;:[[2015,11,9]]},&quot;title&quot;:&quot;Constructionist Gaming Beyond the Screen: Middle School Students' Crafting and Computing of Touchpads, Board Games, and Controllers&quot;,&quot;page&quot;:&quot;49–54&quot;,&quot;event-place&quot;:&quot;New York, NY, USA&quot;,&quot;publisher&quot;:&quot;Association for Computing Machinery&quot;,&quot;accessed&quot;:{&quot;date-parts&quot;:[[2020,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DOI&quot;:&quot;10.1145/2818314.2818334&quot;,&quot;author&quot;:[{&quot;given&quot;:&quot;Yasmin B.&quot;,&quot;family&quot;:&quot;Kafai&quot;},{&quot;given&quot;:&quot;Veena&quot;,&quot;family&quot;:&quot;Vasudevan&quot;}],&quot;title-short&quot;:&quot;Constructionist Gaming Beyond the Screen&quot;},&quot;suffix&quot;:&quot;&quot;,&quot;uri&quot;:[&quot;http://zotero.org/users/1913249/items/8K58PTFV&quot;],&quot;id&quot;:3520,&quot;prefix&quot;:&quot;&quot;,&quot;suppress-author&quot;:true}],&quot;properties&quot;:{&quot;formattedCitation&quot;:&quot;[-@kafai_constructionist_2015]&quot;,&quot;noteIndex&quot;:0},&quot;schema&quot;:&quot;https://github.com/citation-style-language/schema/raw/master/csl-citation.json&quot;,&quot;citationID&quot;:&quot;prwlykvr&quot;} RNDxmfyxdwqlq"/>.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tems&quot;:[{&quot;uris&quot;:[&quot;http://zotero.org/users/1913249/items/3AQZ3WDH&quot;],&quot;itemData&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number-of-pages&quot;:&quot;164&quot;,&quot;source&quot;:&quot;Amazon&quot;,&quot;type&quot;:&quot;book&quot;,&quot;citation-key&quot;:&quot;tekinbas_quest_2010&quot;,&quot;event-place&quot;:&quot;Cambridge, Mass&quot;,&quot;title-short&quot;:&quot;Quest to learn&quot;,&quot;publisher-place&quot;:&quot;Cambridge, Mass&quot;,&quot;publisher&quot;:&quot;The MIT Press&quot;,&quot;id&quot;:&quot;tekinbas_quest_2010&quot;,&quot;title&quot;:&quot;Quest to learn: developing the school for digital kids&quot;,&quot;ISBN&quot;:&quot;978-0-262-51565-8&quot;,&quot;language&quot;:&quot;English&quot;,&quot;DOI&quot;:&quot;10.7551/mitpress/8909.001.0001&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2010,10,29]]}},&quot;suffix&quot;:&quot;&quot;,&quot;uri&quot;:[&quot;http://zotero.org/users/1913249/items/3AQZ3WDH&quot;],&quot;prefix&quot;:&quot;&quot;,&quot;id&quot;:3874}],&quot;properties&quot;:{&quot;formattedCitation&quot;:&quot;[@tekinbas_quest_2010]&quot;,&quot;noteIndex&quot;:0},&quot;schema&quot;:&quot;https://github.com/citation-style-language/schema/raw/master/csl-citation.json&quot;,&quot;citationID&quot;:&quot;huhlfeho&quot;} RNDkexcdmtzyr"/>&lt;Do Zotero Refresh: [@tekinbas_quest_2010]&gt;<text:reference-mark-end text:name="ZOTERO_ITEM CSL_CITATION {&quot;citationItems&quot;:[{&quot;uris&quot;:[&quot;http://zotero.org/users/1913249/items/3AQZ3WDH&quot;],&quot;itemData&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number-of-pages&quot;:&quot;164&quot;,&quot;source&quot;:&quot;Amazon&quot;,&quot;type&quot;:&quot;book&quot;,&quot;citation-key&quot;:&quot;tekinbas_quest_2010&quot;,&quot;event-place&quot;:&quot;Cambridge, Mass&quot;,&quot;title-short&quot;:&quot;Quest to learn&quot;,&quot;publisher-place&quot;:&quot;Cambridge, Mass&quot;,&quot;publisher&quot;:&quot;The MIT Press&quot;,&quot;id&quot;:&quot;tekinbas_quest_2010&quot;,&quot;title&quot;:&quot;Quest to learn: developing the school for digital kids&quot;,&quot;ISBN&quot;:&quot;978-0-262-51565-8&quot;,&quot;language&quot;:&quot;English&quot;,&quot;DOI&quot;:&quot;10.7551/mitpress/8909.001.0001&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2010,10,29]]}},&quot;suffix&quot;:&quot;&quot;,&quot;uri&quot;:[&quot;http://zotero.org/users/1913249/items/3AQZ3WDH&quot;],&quot;prefix&quot;:&quot;&quot;,&quot;id&quot;:3874}],&quot;properties&quot;:{&quot;formattedCitation&quot;:&quot;[@tekinbas_quest_2010]&quot;,&quot;noteIndex&quot;:0},&quot;schema&quot;:&quot;https://github.com/citation-style-language/schema/raw/master/csl-citation.json&quot;,&quot;citationID&quot;:&quot;huhlfeho&quot;} RNDkexcdmtzyr"/>.</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uris&quot;:[&quot;http://zotero.org/users/1913249/items/47HDZ7GT&quot;],&quot;itemData&quot;:{&quot;title&quot;:&quot;The retro-futurism of cuteness&quot;,&quot;editor&quot;:[{&quot;given&quot;:&quot;Jen&quot;,&quot;family&quot;:&quot;Boyle&quot;},{&quot;given&quot;:&quot;Wan-Chuan&quot;,&quot;family&quot;:&quot;Kao&quot;}],&quot;source&quot;:&quot;library.oapen.org&quot;,&quot;citation-key&quot;:&quot;boyle_retro-futurism_2017&quot;,&quot;note&quot;:&quot;Accepted: 2019-03-26 23:55&quot;,&quot;type&quot;:&quot;book&quot;,&quot;publisher&quot;:&quot;punctum books&quot;,&quot;id&quot;:&quot;boyle_retro-futurism_2017&quot;,&quot;URL&quot;:&quot;https://library.oapen.org/handle/20.500.12657/25441&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DOI&quot;:&quot;10.21983/P3.0188.1.00&quot;,&quot;accessed&quot;:{&quot;date-parts&quot;:[[2022,8,7]]},&quot;issued&quot;:{&quot;date-parts&quot;:[[2017]]}},&quot;suffix&quot;:&quot;&quot;,&quot;uri&quot;:[&quot;http://zotero.org/users/1913249/items/47HDZ7GT&quot;],&quot;prefix&quot;:&quot;&quot;,&quot;id&quot;:3743}],&quot;properties&quot;:{&quot;formattedCitation&quot;:&quot;[@boyle_retro-futurism_2017]&quot;,&quot;noteIndex&quot;:0},&quot;schema&quot;:&quot;https://github.com/citation-style-language/schema/raw/master/csl-citation.json&quot;,&quot;citationID&quot;:&quot;jtjhgpgd&quot;} RNDtduetbybne"/>&lt;Do Zotero Refresh: [@boyle_retro-futurism_2017]&gt;<text:reference-mark-end text:name="ZOTERO_ITEM CSL_CITATION {&quot;citationItems&quot;:[{&quot;uris&quot;:[&quot;http://zotero.org/users/1913249/items/47HDZ7GT&quot;],&quot;itemData&quot;:{&quot;title&quot;:&quot;The retro-futurism of cuteness&quot;,&quot;editor&quot;:[{&quot;given&quot;:&quot;Jen&quot;,&quot;family&quot;:&quot;Boyle&quot;},{&quot;given&quot;:&quot;Wan-Chuan&quot;,&quot;family&quot;:&quot;Kao&quot;}],&quot;source&quot;:&quot;library.oapen.org&quot;,&quot;citation-key&quot;:&quot;boyle_retro-futurism_2017&quot;,&quot;note&quot;:&quot;Accepted: 2019-03-26 23:55&quot;,&quot;type&quot;:&quot;book&quot;,&quot;publisher&quot;:&quot;punctum books&quot;,&quot;id&quot;:&quot;boyle_retro-futurism_2017&quot;,&quot;URL&quot;:&quot;https://library.oapen.org/handle/20.500.12657/25441&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DOI&quot;:&quot;10.21983/P3.0188.1.00&quot;,&quot;accessed&quot;:{&quot;date-parts&quot;:[[2022,8,7]]},&quot;issued&quot;:{&quot;date-parts&quot;:[[2017]]}},&quot;suffix&quot;:&quot;&quot;,&quot;uri&quot;:[&quot;http://zotero.org/users/1913249/items/47HDZ7GT&quot;],&quot;prefix&quot;:&quot;&quot;,&quot;id&quot;:3743}],&quot;properties&quot;:{&quot;formattedCitation&quot;:&quot;[@boyle_retro-futurism_2017]&quot;,&quot;noteIndex&quot;:0},&quot;schema&quot;:&quot;https://github.com/citation-style-language/schema/raw/master/csl-citation.json&quot;,&quot;citationID&quot;:&quot;jtjhgpgd&quot;} RNDtduetbybne"/>.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tems&quot;:[{&quot;uris&quot;:[&quot;http://zotero.org/users/1913249/items/U5QUFD8Q&quot;],&quot;itemData&quot;:{&quot;author&quot;:[{&quot;given&quot;:&quot;Maria B&quot;,&quot;family&quot;:&quot;Garda&quot;}],&quot;type&quot;:&quot;paper-conference&quot;,&quot;citation-key&quot;:&quot;garda_nostalgia_2014&quot;,&quot;container-title&quot;:&quot;DiGRA - Proceedings of the 2013 DiGRA International Conference: DeFragging Game Studies&quot;,&quot;id&quot;:&quot;garda_nostalgia_2014&quot;,&quot;URL&quot;:&quot;http://www.digra.org/wp-content/uploads/digital-library/paper_310.pdf&quot;,&quot;ISBN&quot;:&quot;ISSN 2342-9666&quot;,&quot;title&quot;:&quot;Nostalgia in retro game design&quot;,&quot;issued&quot;:{&quot;date-parts&quot;:[[2014,8]]}},&quot;suffix&quot;:&quot;&quot;,&quot;uri&quot;:[&quot;http://zotero.org/users/1913249/items/U5QUFD8Q&quot;],&quot;prefix&quot;:&quot;&quot;,&quot;id&quot;:3757}],&quot;properties&quot;:{&quot;formattedCitation&quot;:&quot;[@garda_nostalgia_2014]&quot;,&quot;noteIndex&quot;:0},&quot;schema&quot;:&quot;https://github.com/citation-style-language/schema/raw/master/csl-citation.json&quot;,&quot;citationID&quot;:&quot;gutrzqtc&quot;} RNDdncbflvotb"/>&lt;Do Zotero Refresh: [@garda_nostalgia_2014]&gt;<text:reference-mark-end text:name="ZOTERO_ITEM CSL_CITATION {&quot;citationItems&quot;:[{&quot;uris&quot;:[&quot;http://zotero.org/users/1913249/items/U5QUFD8Q&quot;],&quot;itemData&quot;:{&quot;author&quot;:[{&quot;given&quot;:&quot;Maria B&quot;,&quot;family&quot;:&quot;Garda&quot;}],&quot;type&quot;:&quot;paper-conference&quot;,&quot;citation-key&quot;:&quot;garda_nostalgia_2014&quot;,&quot;container-title&quot;:&quot;DiGRA - Proceedings of the 2013 DiGRA International Conference: DeFragging Game Studies&quot;,&quot;id&quot;:&quot;garda_nostalgia_2014&quot;,&quot;URL&quot;:&quot;http://www.digra.org/wp-content/uploads/digital-library/paper_310.pdf&quot;,&quot;ISBN&quot;:&quot;ISSN 2342-9666&quot;,&quot;title&quot;:&quot;Nostalgia in retro game design&quot;,&quot;issued&quot;:{&quot;date-parts&quot;:[[2014,8]]}},&quot;suffix&quot;:&quot;&quot;,&quot;uri&quot;:[&quot;http://zotero.org/users/1913249/items/U5QUFD8Q&quot;],&quot;prefix&quot;:&quot;&quot;,&quot;id&quot;:3757}],&quot;properties&quot;:{&quot;formattedCitation&quot;:&quot;[@garda_nostalgia_2014]&quot;,&quot;noteIndex&quot;:0},&quot;schema&quot;:&quot;https://github.com/citation-style-language/schema/raw/master/csl-citation.json&quot;,&quot;citationID&quot;:&quot;gutrzqtc&quot;} RNDdncbflvotb"/>.</text:p>
      <text:h text:style-name="Heading_20_3" text:outline-level="3"><text:bookmark-start text:name="computing-as-a-school-subject-in-the-uk"/>Computing as a School Subject in the UK<text:bookmark-end text:name="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tems&quot;:[{&quot;uris&quot;:[&quot;http://zotero.org/users/1913249/items/VBXU3WDU&quot;],&quot;itemData&quot;:{&quot;container-title&quot;:&quot;National Endowment for Science, Technology and the Arts (NESTA), London, UK&quot;,&quot;id&quot;:&quot;livingstone_next_2011&quot;,&quot;type&quot;:&quot;article-journal&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2011]]}},&quot;suffix&quot;:&quot;&quot;,&quot;uri&quot;:[&quot;http://zotero.org/users/1913249/items/VBXU3WDU&quot;],&quot;prefix&quot;:&quot;&quot;,&quot;id&quot;:3457}],&quot;properties&quot;:{&quot;formattedCitation&quot;:&quot;[@livingstone_next_2011]&quot;,&quot;noteIndex&quot;:0},&quot;schema&quot;:&quot;https://github.com/citation-style-language/schema/raw/master/csl-citation.json&quot;,&quot;citationID&quot;:&quot;ezfxdzbw&quot;} RNDbaxpeekxvj"/>&lt;Do Zotero Refresh: [@livingstone_next_2011]&gt;<text:reference-mark-end text:name="ZOTERO_ITEM CSL_CITATION {&quot;citationItems&quot;:[{&quot;uris&quot;:[&quot;http://zotero.org/users/1913249/items/VBXU3WDU&quot;],&quot;itemData&quot;:{&quot;container-title&quot;:&quot;National Endowment for Science, Technology and the Arts (NESTA), London, UK&quot;,&quot;id&quot;:&quot;livingstone_next_2011&quot;,&quot;type&quot;:&quot;article-journal&quot;,&quot;citation-key&quot;:&quot;livingstone_next_2011&quot;,&quot;title&quot;:&quot;Next Gen: Transforming the UK into the world’s leading talent hub for the video games and visual effects industries&quot;,&quot;author&quot;:[{&quot;given&quot;:&quot;Ian&quot;,&quot;family&quot;:&quot;Livingstone&quot;},{&quot;given&quot;:&quot;Alex&quot;,&quot;family&quot;:&quot;Hope&quot;}],&quot;issued&quot;:{&quot;date-parts&quot;:[[2011]]}},&quot;suffix&quot;:&quot;&quot;,&quot;uri&quot;:[&quot;http://zotero.org/users/1913249/items/VBXU3WDU&quot;],&quot;prefix&quot;:&quot;&quot;,&quot;id&quot;:3457}],&quot;properties&quot;:{&quot;formattedCitation&quot;:&quot;[@livingstone_next_2011]&quot;,&quot;noteIndex&quot;:0},&quot;schema&quot;:&quot;https://github.com/citation-style-language/schema/raw/master/csl-citation.json&quot;,&quot;citationID&quot;:&quot;ezfxdzbw&quot;} RNDbaxpeekxvj"/>.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tems&quot;:[{&quot;uris&quot;:[&quot;http://zotero.org/users/1913249/items/R4M4KKC8&quot;],&quot;itemData&quot;:{&quot;author&quot;:[{&quot;given&quot;:&quot;Jane&quot;,&quot;family&quot;:&quot;Waite&quot;}],&quot;page&quot;:&quot;90&quot;,&quot;source&quot;:&quot;Zotero&quot;,&quot;citation-key&quot;:&quot;waite_pedagogy_2017&quot;,&quot;publisher&quot;:&quot;Royal Society&quot;,&quot;id&quot;:&quot;waite_pedagogy_2017&quot;,&quot;URL&quot;:&quot;https://royalsociety.org/%7E/media/policy/projects/computing-education/literature-review-pedagogy-in-teaching.pdf&quot;,&quot;type&quot;:&quot;report&quot;,&quot;language&quot;:&quot;en&quot;,&quot;title&quot;:&quot;Pedagogy in teaching Computer Science in schools: A Literature Review&quot;,&quot;issued&quot;:{&quot;date-parts&quot;:[[2017]]}},&quot;suffix&quot;:&quot;&quot;,&quot;uri&quot;:[&quot;http://zotero.org/users/1913249/items/R4M4KKC8&quot;],&quot;prefix&quot;:&quot;&quot;,&quot;id&quot;:3869}],&quot;properties&quot;:{&quot;formattedCitation&quot;:&quot;[@waite_pedagogy_2017]&quot;,&quot;noteIndex&quot;:0},&quot;schema&quot;:&quot;https://github.com/citation-style-language/schema/raw/master/csl-citation.json&quot;,&quot;citationID&quot;:&quot;oplrcnth&quot;} RNDzpwtqatvyw"/>&lt;Do Zotero Refresh: [@waite_pedagogy_2017]&gt;<text:reference-mark-end text:name="ZOTERO_ITEM CSL_CITATION {&quot;citationItems&quot;:[{&quot;uris&quot;:[&quot;http://zotero.org/users/1913249/items/R4M4KKC8&quot;],&quot;itemData&quot;:{&quot;author&quot;:[{&quot;given&quot;:&quot;Jane&quot;,&quot;family&quot;:&quot;Waite&quot;}],&quot;page&quot;:&quot;90&quot;,&quot;source&quot;:&quot;Zotero&quot;,&quot;citation-key&quot;:&quot;waite_pedagogy_2017&quot;,&quot;publisher&quot;:&quot;Royal Society&quot;,&quot;id&quot;:&quot;waite_pedagogy_2017&quot;,&quot;URL&quot;:&quot;https://royalsociety.org/%7E/media/policy/projects/computing-education/literature-review-pedagogy-in-teaching.pdf&quot;,&quot;type&quot;:&quot;report&quot;,&quot;language&quot;:&quot;en&quot;,&quot;title&quot;:&quot;Pedagogy in teaching Computer Science in schools: A Literature Review&quot;,&quot;issued&quot;:{&quot;date-parts&quot;:[[2017]]}},&quot;suffix&quot;:&quot;&quot;,&quot;uri&quot;:[&quot;http://zotero.org/users/1913249/items/R4M4KKC8&quot;],&quot;prefix&quot;:&quot;&quot;,&quot;id&quot;:3869}],&quot;properties&quot;:{&quot;formattedCitation&quot;:&quot;[@waite_pedagogy_2017]&quot;,&quot;noteIndex&quot;:0},&quot;schema&quot;:&quot;https://github.com/citation-style-language/schema/raw/master/csl-citation.json&quot;,&quot;citationID&quot;:&quot;oplrcnth&quot;} RNDzpwtqatvyw"/>,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1">
        <text:list-item>
          <text:p text:style-name="P17">DIY music and protest event organisation</text:p>
        </text:list-item>
        <text:list-item>
          <text:p text:style-name="P17">Participatory media making for social and environmental causes</text:p>
        </text:list-item>
        <text:list-item>
          <text:p text:style-name="P17">Documentation writing using collaborative processes</text:p>
        </text:list-item>
        <text:list-item>
          <text:p text:style-name="P17">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2">
        <text:list-item>
          <text:p text:style-name="P18">Hive Manchester and Code Club</text:p>
        </text:list-item>
        <text:list-item>
          <text:p text:style-name="P18">Coder Dojo</text:p>
        </text:list-item>
        <text:list-item>
          <text:p text:style-name="P18">Creative coding at Manchester Libraries</text:p>
        </text:list-item>
        <text:list-item>
          <text:p text:style-name="P18">Speciality training for PGCE and Primary Education programmes</text:p>
        </text:list-item>
        <text:list-item>
          <text:p text:style-name="P18">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tems&quot;:[{&quot;uris&quot;:[&quot;http://zotero.org/users/1913249/items/NN25MFNI&quot;],&quot;itemData&quot;:{&quot;type&quot;:&quot;article-journal&quot;,&quot;source&quot;:&quot;Taylor and Francis+NEJM&quot;,&quot;citation-key&quot;:&quot;lee_none_2016&quot;,&quot;container-title&quot;:&quot;Equity &amp; Excellence in Education&quot;,&quot;id&quot;:&quot;lee_none_2016&quot;,&quot;URL&quot;:&quot;https://doi.org/10.1080/10665684.2016.1227157&quot;,&quot;issue&quot;:&quot;4&quot;,&quot;issued&quot;:{&quot;date-parts&quot;:[[2016,10,1]]},&quot;title&quot;:&quot;None But Ourselves Can Free Our Minds: Critical Computational Literacy as a Pedagogy of Resistance&quot;,&quot;page&quot;:&quot;480-492&quot;,&quot;volume&quot;:&quot;49&quot;,&quot;publisher&quot;:&quot;Routledge&quot;,&quot;accessed&quot;:{&quot;date-parts&quot;:[[2023,10,2]]},&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given&quot;:&quot;Clifford H.&quot;,&quot;family&quot;:&quot;Lee&quot;},{&quot;given&quot;:&quot;Elisabeth&quot;,&quot;family&quot;:&quot;Soep&quot;}],&quot;DOI&quot;:&quot;10.1080/10665684.2016.1227157&quot;,&quot;title-short&quot;:&quot;None But Ourselves Can Free Our Minds&quot;,&quot;ISSN&quot;:&quot;1066-5684&quot;},&quot;suffix&quot;:&quot;&quot;,&quot;uri&quot;:[&quot;http://zotero.org/users/1913249/items/NN25MFNI&quot;],&quot;prefix&quot;:&quot;&quot;,&quot;id&quot;:8970}],&quot;properties&quot;:{&quot;formattedCitation&quot;:&quot;[@lee_none_2016]&quot;,&quot;noteIndex&quot;:0},&quot;schema&quot;:&quot;https://github.com/citation-style-language/schema/raw/master/csl-citation.json&quot;,&quot;citationID&quot;:&quot;vztxzrme&quot;} RNDvxcqgqfsii"/>&lt;Do Zotero Refresh: [@lee_none_2016]&gt;<text:reference-mark-end text:name="ZOTERO_ITEM CSL_CITATION {&quot;citationItems&quot;:[{&quot;uris&quot;:[&quot;http://zotero.org/users/1913249/items/NN25MFNI&quot;],&quot;itemData&quot;:{&quot;type&quot;:&quot;article-journal&quot;,&quot;source&quot;:&quot;Taylor and Francis+NEJM&quot;,&quot;citation-key&quot;:&quot;lee_none_2016&quot;,&quot;container-title&quot;:&quot;Equity &amp; Excellence in Education&quot;,&quot;id&quot;:&quot;lee_none_2016&quot;,&quot;URL&quot;:&quot;https://doi.org/10.1080/10665684.2016.1227157&quot;,&quot;issue&quot;:&quot;4&quot;,&quot;issued&quot;:{&quot;date-parts&quot;:[[2016,10,1]]},&quot;title&quot;:&quot;None But Ourselves Can Free Our Minds: Critical Computational Literacy as a Pedagogy of Resistance&quot;,&quot;page&quot;:&quot;480-492&quot;,&quot;volume&quot;:&quot;49&quot;,&quot;publisher&quot;:&quot;Routledge&quot;,&quot;accessed&quot;:{&quot;date-parts&quot;:[[2023,10,2]]},&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given&quot;:&quot;Clifford H.&quot;,&quot;family&quot;:&quot;Lee&quot;},{&quot;given&quot;:&quot;Elisabeth&quot;,&quot;family&quot;:&quot;Soep&quot;}],&quot;DOI&quot;:&quot;10.1080/10665684.2016.1227157&quot;,&quot;title-short&quot;:&quot;None But Ourselves Can Free Our Minds&quot;,&quot;ISSN&quot;:&quot;1066-5684&quot;},&quot;suffix&quot;:&quot;&quot;,&quot;uri&quot;:[&quot;http://zotero.org/users/1913249/items/NN25MFNI&quot;],&quot;prefix&quot;:&quot;&quot;,&quot;id&quot;:8970}],&quot;properties&quot;:{&quot;formattedCitation&quot;:&quot;[@lee_none_2016]&quot;,&quot;noteIndex&quot;:0},&quot;schema&quot;:&quot;https://github.com/citation-style-language/schema/raw/master/csl-citation.json&quot;,&quot;citationID&quot;:&quot;vztxzrme&quot;} RNDvxcqgqfsii"/>.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tems&quot;:[{&quot;uris&quot;:[&quot;http://zotero.org/users/1913249/items/BB9XR78K&quot;],&quot;itemData&quot;:{&quot;author&quot;:[{&quot;given&quot;:&quot;Yasmin&quot;,&quot;family&quot;:&quot;Kafai&quot;},{&quot;given&quot;:&quot;Gabriela T.&quot;,&quot;family&quot;:&quot;Richard&quot;},{&quot;given&quot;:&quot;Brendesha M.&quot;,&quot;family&quot;:&quot;Tynes&quot;}],&quot;number-of-pages&quot;:&quot;320&quot;,&quot;source&quot;:&quot;Google Books&quot;,&quot;type&quot;:&quot;book&quot;,&quot;citation-key&quot;:&quot;kafai_diversifying_2017&quot;,&quot;event-place&quot;:&quot;Pittsburgh&quot;,&quot;title-short&quot;:&quot;Diversifying barbie and mortal kombat&quot;,&quot;publisher-place&quot;:&quot;Pittsburgh&quot;,&quot;publisher&quot;:&quot;ETC Press&quot;,&quot;id&quot;:&quot;kafai_diversifying_2017&quot;,&quot;title&quot;:&quot;Diversifying barbie and mortal kombat: intersectional perspectives and inclusive designs in gaming&quot;,&quot;ISBN&quot;:&quot;978-1-365-83026-6&quot;,&quot;language&quot;:&quot;en&quot;,&quot;DOI&quot;:&quot;10.1184/R1/6686738&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2017,3,21]]}},&quot;suffix&quot;:&quot;&quot;,&quot;uri&quot;:[&quot;http://zotero.org/users/1913249/items/BB9XR78K&quot;],&quot;prefix&quot;:&quot;&quot;,&quot;id&quot;:3760},{&quot;uris&quot;:[&quot;http://zotero.org/users/1913249/items/XCATBQNK&quot;],&quot;itemData&quot;:{&quot;type&quot;:&quot;paper-conference&quot;,&quot;source&quot;:&quot;ACM Digital Library&quot;,&quot;citation-key&quot;:&quot;kafai_beyond_2014&quot;,&quot;collection-title&quot;:&quot;Gender IT '14&quot;,&quot;publisher-place&quot;:&quot;Siegen, Germany, Germany&quot;,&quot;container-title&quot;:&quot;Proceedings of Gender and IT Appropriation. Science and Practice on Dialogue - Forum for Interdisciplinary Exchange&quot;,&quot;id&quot;:&quot;kafai_beyond_2014&quot;,&quot;URL&quot;:&quot;http://dl.acm.org/citation.cfm?id=2670296.2670301&quot;,&quot;ISBN&quot;:&quot;978-1-4503-2105-1&quot;,&quot;issued&quot;:{&quot;date-parts&quot;:[[2014]]},&quot;title&quot;:&quot;Beyond game design for broadening participation: building new clubhouses of computing for girls&quot;,&quot;page&quot;:&quot;21:21–21:28&quot;,&quot;event-place&quot;:&quot;Siegen, Germany, Germany&quot;,&quot;publisher&quot;:&quot;European Society for Socially Embedded Technologies&quot;,&quot;accessed&quot;:{&quot;date-parts&quot;:[[2018,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title-short&quot;:&quot;Beyond game design for broadening participation&quot;},&quot;suffix&quot;:&quot;&quot;,&quot;uri&quot;:[&quot;http://zotero.org/users/1913249/items/XCATBQNK&quot;],&quot;prefix&quot;:&quot;&quot;,&quot;id&quot;:3759}],&quot;properties&quot;:{&quot;formattedCitation&quot;:&quot;[@kafai_diversifying_2017; @kafai_beyond_2014]&quot;,&quot;noteIndex&quot;:0},&quot;schema&quot;:&quot;https://github.com/citation-style-language/schema/raw/master/csl-citation.json&quot;,&quot;citationID&quot;:&quot;gbqfqnzh&quot;} RNDoscmpyliwl"/>&lt;Do Zotero Refresh: [@kafai_diversifying_2017; @kafai_beyond_2014]&gt;<text:reference-mark-end text:name="ZOTERO_ITEM CSL_CITATION {&quot;citationItems&quot;:[{&quot;uris&quot;:[&quot;http://zotero.org/users/1913249/items/BB9XR78K&quot;],&quot;itemData&quot;:{&quot;author&quot;:[{&quot;given&quot;:&quot;Yasmin&quot;,&quot;family&quot;:&quot;Kafai&quot;},{&quot;given&quot;:&quot;Gabriela T.&quot;,&quot;family&quot;:&quot;Richard&quot;},{&quot;given&quot;:&quot;Brendesha M.&quot;,&quot;family&quot;:&quot;Tynes&quot;}],&quot;number-of-pages&quot;:&quot;320&quot;,&quot;source&quot;:&quot;Google Books&quot;,&quot;type&quot;:&quot;book&quot;,&quot;citation-key&quot;:&quot;kafai_diversifying_2017&quot;,&quot;event-place&quot;:&quot;Pittsburgh&quot;,&quot;title-short&quot;:&quot;Diversifying barbie and mortal kombat&quot;,&quot;publisher-place&quot;:&quot;Pittsburgh&quot;,&quot;publisher&quot;:&quot;ETC Press&quot;,&quot;id&quot;:&quot;kafai_diversifying_2017&quot;,&quot;title&quot;:&quot;Diversifying barbie and mortal kombat: intersectional perspectives and inclusive designs in gaming&quot;,&quot;ISBN&quot;:&quot;978-1-365-83026-6&quot;,&quot;language&quot;:&quot;en&quot;,&quot;DOI&quot;:&quot;10.1184/R1/6686738&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2017,3,21]]}},&quot;suffix&quot;:&quot;&quot;,&quot;uri&quot;:[&quot;http://zotero.org/users/1913249/items/BB9XR78K&quot;],&quot;prefix&quot;:&quot;&quot;,&quot;id&quot;:3760},{&quot;uris&quot;:[&quot;http://zotero.org/users/1913249/items/XCATBQNK&quot;],&quot;itemData&quot;:{&quot;type&quot;:&quot;paper-conference&quot;,&quot;source&quot;:&quot;ACM Digital Library&quot;,&quot;citation-key&quot;:&quot;kafai_beyond_2014&quot;,&quot;collection-title&quot;:&quot;Gender IT '14&quot;,&quot;publisher-place&quot;:&quot;Siegen, Germany, Germany&quot;,&quot;container-title&quot;:&quot;Proceedings of Gender and IT Appropriation. Science and Practice on Dialogue - Forum for Interdisciplinary Exchange&quot;,&quot;id&quot;:&quot;kafai_beyond_2014&quot;,&quot;URL&quot;:&quot;http://dl.acm.org/citation.cfm?id=2670296.2670301&quot;,&quot;ISBN&quot;:&quot;978-1-4503-2105-1&quot;,&quot;issued&quot;:{&quot;date-parts&quot;:[[2014]]},&quot;title&quot;:&quot;Beyond game design for broadening participation: building new clubhouses of computing for girls&quot;,&quot;page&quot;:&quot;21:21–21:28&quot;,&quot;event-place&quot;:&quot;Siegen, Germany, Germany&quot;,&quot;publisher&quot;:&quot;European Society for Socially Embedded Technologies&quot;,&quot;accessed&quot;:{&quot;date-parts&quot;:[[2018,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given&quot;:&quot;Yasmin&quot;,&quot;family&quot;:&quot;Kafai&quot;},{&quot;given&quot;:&quot;Quinn&quot;,&quot;family&quot;:&quot;Burke&quot;}],&quot;title-short&quot;:&quot;Beyond game design for broadening participation&quot;},&quot;suffix&quot;:&quot;&quot;,&quot;uri&quot;:[&quot;http://zotero.org/users/1913249/items/XCATBQNK&quot;],&quot;prefix&quot;:&quot;&quot;,&quot;id&quot;:3759}],&quot;properties&quot;:{&quot;formattedCitation&quot;:&quot;[@kafai_diversifying_2017; @kafai_beyond_2014]&quot;,&quot;noteIndex&quot;:0},&quot;schema&quot;:&quot;https://github.com/citation-style-language/schema/raw/master/csl-citation.json&quot;,&quot;citationID&quot;:&quot;gbqfqnzh&quot;} RNDoscmpyliwl"/>.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tems&quot;:[{&quot;uris&quot;:[&quot;http://zotero.org/users/1913249/items/ZEEIICT3&quot;],&quot;itemData&quot;:{&quot;container-title-short&quot;:&quot;Teaching Exceptional Children&quot;,&quot;type&quot;:&quot;article-journal&quot;,&quot;source&quot;:&quot;DOI.org (Crossref)&quot;,&quot;citation-key&quot;:&quot;basham_understanding_2013&quot;,&quot;container-title&quot;:&quot;Teaching Exceptional Children&quot;,&quot;id&quot;:&quot;basham_understanding_2013&quot;,&quot;URL&quot;:&quot;http://journals.sagepub.com/doi/10.1177/004005991304500401&quot;,&quot;issue&quot;:&quot;4&quot;,&quot;issued&quot;:{&quot;date-parts&quot;:[[2013,3]]},&quot;author&quot;:[{&quot;given&quot;:&quot;James D.&quot;,&quot;family&quot;:&quot;Basham&quot;},{&quot;given&quot;:&quot;Matthew T.&quot;,&quot;family&quot;:&quot;Marino&quot;}],&quot;page&quot;:&quot;8-15&quot;,&quot;volume&quot;:&quot;45&quot;,&quot;accessed&quot;:{&quot;date-parts&quot;:[[2022,3,31]]},&quot;title&quot;:&quot;Understanding stem education and supporting students through universal design for learning&quot;,&quot;DOI&quot;:&quot;10.1177/004005991304500401&quot;,&quot;language&quot;:&quot;en&quot;,&quot;ISSN&quot;:&quot;0040-0599, 2163-5684&quot;},&quot;suffix&quot;:&quot;&quot;,&quot;uri&quot;:[&quot;http://zotero.org/users/1913249/items/ZEEIICT3&quot;],&quot;prefix&quot;:&quot;&quot;,&quot;id&quot;:3742}],&quot;properties&quot;:{&quot;formattedCitation&quot;:&quot;[@basham_understanding_2013]&quot;,&quot;noteIndex&quot;:0},&quot;schema&quot;:&quot;https://github.com/citation-style-language/schema/raw/master/csl-citation.json&quot;,&quot;citationID&quot;:&quot;aipvgrmm&quot;} RNDhseqbksrqj"/>&lt;Do Zotero Refresh: [@basham_understanding_2013]&gt;<text:reference-mark-end text:name="ZOTERO_ITEM CSL_CITATION {&quot;citationItems&quot;:[{&quot;uris&quot;:[&quot;http://zotero.org/users/1913249/items/ZEEIICT3&quot;],&quot;itemData&quot;:{&quot;container-title-short&quot;:&quot;Teaching Exceptional Children&quot;,&quot;type&quot;:&quot;article-journal&quot;,&quot;source&quot;:&quot;DOI.org (Crossref)&quot;,&quot;citation-key&quot;:&quot;basham_understanding_2013&quot;,&quot;container-title&quot;:&quot;Teaching Exceptional Children&quot;,&quot;id&quot;:&quot;basham_understanding_2013&quot;,&quot;URL&quot;:&quot;http://journals.sagepub.com/doi/10.1177/004005991304500401&quot;,&quot;issue&quot;:&quot;4&quot;,&quot;issued&quot;:{&quot;date-parts&quot;:[[2013,3]]},&quot;author&quot;:[{&quot;given&quot;:&quot;James D.&quot;,&quot;family&quot;:&quot;Basham&quot;},{&quot;given&quot;:&quot;Matthew T.&quot;,&quot;family&quot;:&quot;Marino&quot;}],&quot;page&quot;:&quot;8-15&quot;,&quot;volume&quot;:&quot;45&quot;,&quot;accessed&quot;:{&quot;date-parts&quot;:[[2022,3,31]]},&quot;title&quot;:&quot;Understanding stem education and supporting students through universal design for learning&quot;,&quot;DOI&quot;:&quot;10.1177/004005991304500401&quot;,&quot;language&quot;:&quot;en&quot;,&quot;ISSN&quot;:&quot;0040-0599, 2163-5684&quot;},&quot;suffix&quot;:&quot;&quot;,&quot;uri&quot;:[&quot;http://zotero.org/users/1913249/items/ZEEIICT3&quot;],&quot;prefix&quot;:&quot;&quot;,&quot;id&quot;:3742}],&quot;properties&quot;:{&quot;formattedCitation&quot;:&quot;[@basham_understanding_2013]&quot;,&quot;noteIndex&quot;:0},&quot;schema&quot;:&quot;https://github.com/citation-style-language/schema/raw/master/csl-citation.json&quot;,&quot;citationID&quot;:&quot;aipvgrmm&quot;} RNDhseqbksrqj"/>.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tems&quot;:[{&quot;uris&quot;:[&quot;http://zotero.org/users/1913249/items/CTT4LVZ4&quot;],&quot;itemData&quot;:{&quot;container-title&quot;:&quot;Artículo presentado en la conferencia de British Educational Research Association. Universidad Heriot Watt. Edinburgh&quot;,&quot;id&quot;:&quot;black-hawkins_achievement_2008&quot;,&quot;type&quot;:&quot;paper-conference&quot;,&quot;citation-key&quot;:&quot;black-hawkins_achievement_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issued&quot;:{&quot;date-parts&quot;:[[2008]]}},&quot;suffix&quot;:&quot;&quot;,&quot;uri&quot;:[&quot;http://zotero.org/users/1913249/items/CTT4LVZ4&quot;],&quot;prefix&quot;:&quot;&quot;,&quot;id&quot;:3616}],&quot;properties&quot;:{&quot;formattedCitation&quot;:&quot;[@black-hawkins_achievement_2008]&quot;,&quot;noteIndex&quot;:0},&quot;schema&quot;:&quot;https://github.com/citation-style-language/schema/raw/master/csl-citation.json&quot;,&quot;citationID&quot;:&quot;epqsitfx&quot;} RNDrqgncgwrcc"/>&lt;Do Zotero Refresh: [@black-hawkins_achievement_2008]&gt;<text:reference-mark-end text:name="ZOTERO_ITEM CSL_CITATION {&quot;citationItems&quot;:[{&quot;uris&quot;:[&quot;http://zotero.org/users/1913249/items/CTT4LVZ4&quot;],&quot;itemData&quot;:{&quot;container-title&quot;:&quot;Artículo presentado en la conferencia de British Educational Research Association. Universidad Heriot Watt. Edinburgh&quot;,&quot;id&quot;:&quot;black-hawkins_achievement_2008&quot;,&quot;type&quot;:&quot;paper-conference&quot;,&quot;citation-key&quot;:&quot;black-hawkins_achievement_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issued&quot;:{&quot;date-parts&quot;:[[2008]]}},&quot;suffix&quot;:&quot;&quot;,&quot;uri&quot;:[&quot;http://zotero.org/users/1913249/items/CTT4LVZ4&quot;],&quot;prefix&quot;:&quot;&quot;,&quot;id&quot;:3616}],&quot;properties&quot;:{&quot;formattedCitation&quot;:&quot;[@black-hawkins_achievement_2008]&quot;,&quot;noteIndex&quot;:0},&quot;schema&quot;:&quot;https://github.com/citation-style-language/schema/raw/master/csl-citation.json&quot;,&quot;citationID&quot;:&quot;epqsitfx&quot;} RNDrqgncgwrcc"/>. The issue of alienation from the culture of computing in schools has been identified as an issue of concern especially for girls and some ethnic minorities <text:reference-mark-start text:name="ZOTERO_ITEM CSL_CITATION {&quot;citationItems&quot;:[{&quot;uris&quot;:[&quot;http://zotero.org/users/1913249/items/VC9G3QNW&quot;],&quot;itemData&quot;:{&quot;title&quot;:&quot;After the Reboot: Computing Education in UK Schools&quot;,&quot;type&quot;:&quot;report&quot;,&quot;source&quot;:&quot;ResearchGate&quot;,&quot;citation-key&quot;:&quot;the_royal_society_after_2017&quot;,&quot;publisher&quot;:&quot;The Royal Society&quot;,&quot;id&quot;:&quot;the_royal_society_after_2017&quot;,&quot;URL&quot;:&quot;https://royalsociety.org/topics-policy/projects/computing-education/&quot;,&quot;title-short&quot;:&quot;After the Reboot&quot;,&quot;author&quot;:[{&quot;literal&quot;:&quot;The Royal Society&quot;}],&quot;accessed&quot;:{&quot;date-parts&quot;:[[2018,7,2]]},&quot;issued&quot;:{&quot;date-parts&quot;:[[2017]]}},&quot;suffix&quot;:&quot;&quot;,&quot;uri&quot;:[&quot;http://zotero.org/users/1913249/items/VC9G3QNW&quot;],&quot;prefix&quot;:&quot;&quot;,&quot;id&quot;:2292}],&quot;properties&quot;:{&quot;formattedCitation&quot;:&quot;[@the_royal_society_after_2017]&quot;,&quot;noteIndex&quot;:0},&quot;schema&quot;:&quot;https://github.com/citation-style-language/schema/raw/master/csl-citation.json&quot;,&quot;citationID&quot;:&quot;joprhuhi&quot;} RNDezavielyxt"/>&lt;Do Zotero Refresh: [@the_royal_society_after_2017]&gt;<text:reference-mark-end text:name="ZOTERO_ITEM CSL_CITATION {&quot;citationItems&quot;:[{&quot;uris&quot;:[&quot;http://zotero.org/users/1913249/items/VC9G3QNW&quot;],&quot;itemData&quot;:{&quot;title&quot;:&quot;After the Reboot: Computing Education in UK Schools&quot;,&quot;type&quot;:&quot;report&quot;,&quot;source&quot;:&quot;ResearchGate&quot;,&quot;citation-key&quot;:&quot;the_royal_society_after_2017&quot;,&quot;publisher&quot;:&quot;The Royal Society&quot;,&quot;id&quot;:&quot;the_royal_society_after_2017&quot;,&quot;URL&quot;:&quot;https://royalsociety.org/topics-policy/projects/computing-education/&quot;,&quot;title-short&quot;:&quot;After the Reboot&quot;,&quot;author&quot;:[{&quot;literal&quot;:&quot;The Royal Society&quot;}],&quot;accessed&quot;:{&quot;date-parts&quot;:[[2018,7,2]]},&quot;issued&quot;:{&quot;date-parts&quot;:[[2017]]}},&quot;suffix&quot;:&quot;&quot;,&quot;uri&quot;:[&quot;http://zotero.org/users/1913249/items/VC9G3QNW&quot;],&quot;prefix&quot;:&quot;&quot;,&quot;id&quot;:2292}],&quot;properties&quot;:{&quot;formattedCitation&quot;:&quot;[@the_royal_society_after_2017]&quot;,&quot;noteIndex&quot;:0},&quot;schema&quot;:&quot;https://github.com/citation-style-language/schema/raw/master/csl-citation.json&quot;,&quot;citationID&quot;:&quot;joprhuhi&quot;} RNDezavielyxt"/>.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tems&quot;:[{&quot;uris&quot;:[&quot;http://zotero.org/users/1913249/items/NQJRLAS4&quot;],&quot;itemData&quot;:{&quot;author&quot;:[{&quot;given&quot;:&quot;Sara&quot;,&quot;family&quot;:&quot;Cook&quot;},{&quot;given&quot;:&quot;Kavita&quot;,&quot;family&quot;:&quot;Rao&quot;},{&quot;given&quot;:&quot;Bryan&quot;,&quot;family&quot;:&quot;Cook&quot;}],&quot;id&quot;:&quot;cook_using_2016&quot;,&quot;source&quot;:&quot;ResearchGate&quot;,&quot;type&quot;:&quot;chapter&quot;,&quot;citation-key&quot;:&quot;cook_using_2016&quot;,&quot;title&quot;:&quot;Using universal design for learning to personalize an evidence-based practice for students with disabilities&quot;,&quot;page&quot;:&quot;239-248&quot;,&quot;issued&quot;:{&quot;date-parts&quot;:[[2016,1,1]]}},&quot;suffix&quot;:&quot;&quot;,&quot;uri&quot;:[&quot;http://zotero.org/users/1913249/items/NQJRLAS4&quot;],&quot;prefix&quot;:&quot;&quot;,&quot;id&quot;:3931}],&quot;properties&quot;:{&quot;formattedCitation&quot;:&quot;[@cook_using_2016]&quot;,&quot;noteIndex&quot;:0},&quot;schema&quot;:&quot;https://github.com/citation-style-language/schema/raw/master/csl-citation.json&quot;,&quot;citationID&quot;:&quot;sdrjuyxw&quot;} RNDfuohxxwmoe"/>&lt;Do Zotero Refresh: [@cook_using_2016]&gt;<text:reference-mark-end text:name="ZOTERO_ITEM CSL_CITATION {&quot;citationItems&quot;:[{&quot;uris&quot;:[&quot;http://zotero.org/users/1913249/items/NQJRLAS4&quot;],&quot;itemData&quot;:{&quot;author&quot;:[{&quot;given&quot;:&quot;Sara&quot;,&quot;family&quot;:&quot;Cook&quot;},{&quot;given&quot;:&quot;Kavita&quot;,&quot;family&quot;:&quot;Rao&quot;},{&quot;given&quot;:&quot;Bryan&quot;,&quot;family&quot;:&quot;Cook&quot;}],&quot;id&quot;:&quot;cook_using_2016&quot;,&quot;source&quot;:&quot;ResearchGate&quot;,&quot;type&quot;:&quot;chapter&quot;,&quot;citation-key&quot;:&quot;cook_using_2016&quot;,&quot;title&quot;:&quot;Using universal design for learning to personalize an evidence-based practice for students with disabilities&quot;,&quot;page&quot;:&quot;239-248&quot;,&quot;issued&quot;:{&quot;date-parts&quot;:[[2016,1,1]]}},&quot;suffix&quot;:&quot;&quot;,&quot;uri&quot;:[&quot;http://zotero.org/users/1913249/items/NQJRLAS4&quot;],&quot;prefix&quot;:&quot;&quot;,&quot;id&quot;:3931}],&quot;properties&quot;:{&quot;formattedCitation&quot;:&quot;[@cook_using_2016]&quot;,&quot;noteIndex&quot;:0},&quot;schema&quot;:&quot;https://github.com/citation-style-language/schema/raw/master/csl-citation.json&quot;,&quot;citationID&quot;:&quot;sdrjuyxw&quot;} RNDfuohxxwmoe"/> explored the alignment of UDL with another framework, CRA, which consists of a three stage model to support learners to develop concepts <text:reference-mark-start text:name="ZOTERO_ITEM CSL_CITATION {&quot;citationItems&quot;:[{&quot;uris&quot;:[&quot;http://zotero.org/users/1913249/items/5L265CMQ&quot;],&quot;itemData&quot;:{&quot;container-title-short&quot;:&quot;Educ Psychol Rev&quot;,&quot;type&quot;:&quot;article-journal&quot;,&quot;source&quot;:&quot;DOI.org (Crossref)&quot;,&quot;citation-key&quot;:&quot;fyfe_concreteness_2014&quot;,&quot;container-title&quot;:&quot;Educational Psychology Review&quot;,&quot;id&quot;:&quot;fyfe_concreteness_2014&quot;,&quot;URL&quot;:&quot;http://link.springer.com/10.1007/s10648-014-9249-3&quot;,&quot;issue&quot;:&quot;1&quot;,&quot;issued&quot;:{&quot;date-parts&quot;:[[2014,3]]},&quot;author&quot;:[{&quot;given&quot;:&quot;Emily R.&quot;,&quot;family&quot;:&quot;Fyfe&quot;},{&quot;given&quot;:&quot;Nicole M.&quot;,&quot;family&quot;:&quot;McNeil&quot;},{&quot;given&quot;:&quot;Ji Y.&quot;,&quot;family&quot;:&quot;Son&quot;},{&quot;given&quot;:&quot;Robert L.&quot;,&quot;family&quot;:&quot;Goldstone&quot;}],&quot;page&quot;:&quot;9-25&quot;,&quot;volume&quot;:&quot;26&quot;,&quot;accessed&quot;:{&quot;date-parts&quot;:[[2021,3,28]]},&quot;title-short&quot;:&quot;Concreteness Fading in Mathematics and Science Instruction&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itle&quot;:&quot;Concreteness Fading in Mathematics and Science Instruction: a Systematic Review&quot;,&quot;DOI&quot;:&quot;10.1007/s10648-014-9249-3&quot;,&quot;language&quot;:&quot;en&quot;,&quot;ISSN&quot;:&quot;1040-726X, 1573-336X&quot;},&quot;suffix&quot;:&quot;&quot;,&quot;uri&quot;:[&quot;http://zotero.org/users/1913249/items/5L265CMQ&quot;],&quot;prefix&quot;:&quot;&quot;,&quot;id&quot;:65}],&quot;properties&quot;:{&quot;formattedCitation&quot;:&quot;[@fyfe_concreteness_2014]&quot;,&quot;noteIndex&quot;:0},&quot;schema&quot;:&quot;https://github.com/citation-style-language/schema/raw/master/csl-citation.json&quot;,&quot;citationID&quot;:&quot;hwmmwmhe&quot;} RNDrsdpmvsefm"/>&lt;Do Zotero Refresh: [@fyfe_concreteness_2014]&gt;<text:reference-mark-end text:name="ZOTERO_ITEM CSL_CITATION {&quot;citationItems&quot;:[{&quot;uris&quot;:[&quot;http://zotero.org/users/1913249/items/5L265CMQ&quot;],&quot;itemData&quot;:{&quot;container-title-short&quot;:&quot;Educ Psychol Rev&quot;,&quot;type&quot;:&quot;article-journal&quot;,&quot;source&quot;:&quot;DOI.org (Crossref)&quot;,&quot;citation-key&quot;:&quot;fyfe_concreteness_2014&quot;,&quot;container-title&quot;:&quot;Educational Psychology Review&quot;,&quot;id&quot;:&quot;fyfe_concreteness_2014&quot;,&quot;URL&quot;:&quot;http://link.springer.com/10.1007/s10648-014-9249-3&quot;,&quot;issue&quot;:&quot;1&quot;,&quot;issued&quot;:{&quot;date-parts&quot;:[[2014,3]]},&quot;author&quot;:[{&quot;given&quot;:&quot;Emily R.&quot;,&quot;family&quot;:&quot;Fyfe&quot;},{&quot;given&quot;:&quot;Nicole M.&quot;,&quot;family&quot;:&quot;McNeil&quot;},{&quot;given&quot;:&quot;Ji Y.&quot;,&quot;family&quot;:&quot;Son&quot;},{&quot;given&quot;:&quot;Robert L.&quot;,&quot;family&quot;:&quot;Goldstone&quot;}],&quot;page&quot;:&quot;9-25&quot;,&quot;volume&quot;:&quot;26&quot;,&quot;accessed&quot;:{&quot;date-parts&quot;:[[2021,3,28]]},&quot;title-short&quot;:&quot;Concreteness Fading in Mathematics and Science Instruction&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title&quot;:&quot;Concreteness Fading in Mathematics and Science Instruction: a Systematic Review&quot;,&quot;DOI&quot;:&quot;10.1007/s10648-014-9249-3&quot;,&quot;language&quot;:&quot;en&quot;,&quot;ISSN&quot;:&quot;1040-726X, 1573-336X&quot;},&quot;suffix&quot;:&quot;&quot;,&quot;uri&quot;:[&quot;http://zotero.org/users/1913249/items/5L265CMQ&quot;],&quot;prefix&quot;:&quot;&quot;,&quot;id&quot;:65}],&quot;properties&quot;:{&quot;formattedCitation&quot;:&quot;[@fyfe_concreteness_2014]&quot;,&quot;noteIndex&quot;:0},&quot;schema&quot;:&quot;https://github.com/citation-style-language/schema/raw/master/csl-citation.json&quot;,&quot;citationID&quot;:&quot;hwmmwmhe&quot;} RNDrsdpmvsefm"/>.</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tems&quot;:[{&quot;uris&quot;:[&quot;http://zotero.org/users/1913249/items/J5I7XRGH&quot;],&quot;itemData&quot;:{&quot;author&quot;:[{&quot;given&quot;:&quot;Henry&quot;,&quot;family&quot;:&quot;Jenkins&quot;}],&quot;number-of-pages&quot;:&quot;129&quot;,&quot;source&quot;:&quot;Library of Congress ISBN&quot;,&quot;citation-key&quot;:&quot;jenkins_confronting_2009&quot;,&quot;call-number&quot;:&quot;P96.M4 J46 2009&quot;,&quot;collection-title&quot;:&quot;The John D. and Catherine T. MacArthur Foundation Reports on Digital Media and Learning&quot;,&quot;publisher-place&quot;:&quot;Cambridge, MA&quot;,&quot;publisher&quot;:&quot;The MIT Press&quot;,&quot;id&quot;:&quot;jenkins_confronting_2009&quot;,&quot;type&quot;:&quot;book&quot;,&quot;ISBN&quot;:&quot;978-0-262-51362-3&quot;,&quot;title-short&quot;:&quot;Confronting the challenges of participatory culture&quot;,&quot;title&quot;:&quot;Confronting the challenges of participatory culture: media education for the 21st century&quot;,&quot;event-place&quot;:&quot;Cambridge, MA&quot;,&quot;issued&quot;:{&quot;date-parts&quot;:[[2009]]}},&quot;suffix&quot;:&quot;&quot;,&quot;uri&quot;:[&quot;http://zotero.org/users/1913249/items/J5I7XRGH&quot;],&quot;prefix&quot;:&quot;&quot;,&quot;id&quot;:2384}],&quot;properties&quot;:{&quot;formattedCitation&quot;:&quot;[@jenkins_confronting_2009]&quot;,&quot;noteIndex&quot;:0},&quot;schema&quot;:&quot;https://github.com/citation-style-language/schema/raw/master/csl-citation.json&quot;,&quot;citationID&quot;:&quot;ddjiyxqv&quot;} RNDvmikrpgdbc"/>&lt;Do Zotero Refresh: [@jenkins_confronting_2009]&gt;<text:reference-mark-end text:name="ZOTERO_ITEM CSL_CITATION {&quot;citationItems&quot;:[{&quot;uris&quot;:[&quot;http://zotero.org/users/1913249/items/J5I7XRGH&quot;],&quot;itemData&quot;:{&quot;author&quot;:[{&quot;given&quot;:&quot;Henry&quot;,&quot;family&quot;:&quot;Jenkins&quot;}],&quot;number-of-pages&quot;:&quot;129&quot;,&quot;source&quot;:&quot;Library of Congress ISBN&quot;,&quot;citation-key&quot;:&quot;jenkins_confronting_2009&quot;,&quot;call-number&quot;:&quot;P96.M4 J46 2009&quot;,&quot;collection-title&quot;:&quot;The John D. and Catherine T. MacArthur Foundation Reports on Digital Media and Learning&quot;,&quot;publisher-place&quot;:&quot;Cambridge, MA&quot;,&quot;publisher&quot;:&quot;The MIT Press&quot;,&quot;id&quot;:&quot;jenkins_confronting_2009&quot;,&quot;type&quot;:&quot;book&quot;,&quot;ISBN&quot;:&quot;978-0-262-51362-3&quot;,&quot;title-short&quot;:&quot;Confronting the challenges of participatory culture&quot;,&quot;title&quot;:&quot;Confronting the challenges of participatory culture: media education for the 21st century&quot;,&quot;event-place&quot;:&quot;Cambridge, MA&quot;,&quot;issued&quot;:{&quot;date-parts&quot;:[[2009]]}},&quot;suffix&quot;:&quot;&quot;,&quot;uri&quot;:[&quot;http://zotero.org/users/1913249/items/J5I7XRGH&quot;],&quot;prefix&quot;:&quot;&quot;,&quot;id&quot;:2384}],&quot;properties&quot;:{&quot;formattedCitation&quot;:&quot;[@jenkins_confronting_2009]&quot;,&quot;noteIndex&quot;:0},&quot;schema&quot;:&quot;https://github.com/citation-style-language/schema/raw/master/csl-citation.json&quot;,&quot;citationID&quot;:&quot;ddjiyxqv&quot;} RNDvmikrpgdbc"/>,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tems&quot;:[{&quot;uris&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citation-key&quot;:&quot;livingstone_digital_2018&quot;,&quot;type&quot;:&quot;article-journal&quot;,&quot;title&quot;:&quot;In the digital home, how do parents support their children and who supports them?&quot;,&quot;issued&quot;:{&quot;date-parts&quot;:[[2018]]}},&quot;suffix&quot;:&quot;&quot;,&quot;uri&quot;:[&quot;http://zotero.org/users/1913249/items/TGJKKB2I&quot;],&quot;prefix&quot;:&quot;&quot;,&quot;id&quot;:3031}],&quot;properties&quot;:{&quot;formattedCitation&quot;:&quot;[@livingstone_digital_2018]&quot;,&quot;noteIndex&quot;:0},&quot;schema&quot;:&quot;https://github.com/citation-style-language/schema/raw/master/csl-citation.json&quot;,&quot;citationID&quot;:&quot;qjhiclyp&quot;} RNDgrtmewqnfo"/>&lt;Do Zotero Refresh: [@livingstone_digital_2018]&gt;<text:reference-mark-end text:name="ZOTERO_ITEM CSL_CITATION {&quot;citationItems&quot;:[{&quot;uris&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citation-key&quot;:&quot;livingstone_digital_2018&quot;,&quot;type&quot;:&quot;article-journal&quot;,&quot;title&quot;:&quot;In the digital home, how do parents support their children and who supports them?&quot;,&quot;issued&quot;:{&quot;date-parts&quot;:[[2018]]}},&quot;suffix&quot;:&quot;&quot;,&quot;uri&quot;:[&quot;http://zotero.org/users/1913249/items/TGJKKB2I&quot;],&quot;prefix&quot;:&quot;&quot;,&quot;id&quot;:3031}],&quot;properties&quot;:{&quot;formattedCitation&quot;:&quot;[@livingstone_digital_2018]&quot;,&quot;noteIndex&quot;:0},&quot;schema&quot;:&quot;https://github.com/citation-style-language/schema/raw/master/csl-citation.json&quot;,&quot;citationID&quot;:&quot;qjhiclyp&quot;} RNDgrtmewqnfo"/>.</text:p>
      <text:p text:style-name="Text_20_body">Research exploring home game playing and digital activity uncovers material that families may bring into a non-formal game making process.</text:p>
      <text:p text:style-name="Text_20_body">Messing around and affinity groups. Ito’s work on and naturalistic studies of digital use and creativity in the home including the value of informal playing around <text:reference-mark-start text:name="ZOTERO_ITEM CSL_CITATION {&quot;citationItems&quot;:[{&quot;uris&quot;:[&quot;http://zotero.org/users/1913249/items/5DBVY3L5&quot;],&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source&quot;:&quot;Open WorldCat&quot;,&quot;citation-key&quot;:&quot;ito_connected_2013-1&quot;,&quot;event-place&quot;:&quot;Cork&quot;,&quot;publisher-place&quot;:&quot;Cork&quot;,&quot;publisher&quot;:&quot;BookBaby&quot;,&quot;id&quot;:&quot;ito_connected_2013-1&quot;,&quot;title&quot;:&quot;Connected Learning.&quot;,&quot;ISBN&quot;:&quot;978-0-9887255-0-8&quot;,&quot;note&quot;:&quot;OCLC: 896797842&quot;,&quot;language&quot;:&quot;en&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issued&quot;:{&quot;date-parts&quot;:[[2013]]}},&quot;suffix&quot;:&quot;&quot;,&quot;uri&quot;:[&quot;http://zotero.org/users/1913249/items/5DBVY3L5&quot;],&quot;prefix&quot;:&quot;&quot;,&quot;id&quot;:2626},{&quot;uris&quot;:[&quot;http://zotero.org/users/1913249/items/URKI7FTD&quot;],&quot;itemData&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type&quot;:&quot;book&quot;,&quot;citation-key&quot;:&quot;ito_hanging_2010&quot;,&quot;event-place&quot;:&quot;Cambridge, Mass.&quot;,&quot;collection-title&quot;:&quot;The John D. and Catherine T. MacArthur Foundation series on digital media and learning&quot;,&quot;publisher-place&quot;:&quot;Cambridge, Mass.&quot;,&quot;publisher&quot;:&quot;MIT Press&quot;,&quot;id&quot;:&quot;ito_hanging_2010&quot;,&quot;title-short&quot;:&quot;Hanging out, messing around, and geeking out&quot;,&quot;ISBN&quot;:&quot;978-0-262-01336-9 978-0-262-51854-3&quot;,&quot;number-of-pages&quot;:&quot;419&quot;,&quot;language&quot;:&quot;eng&quot;,&quot;note&quot;:&quot;OCLC: 699713878&quot;,&quot;issued&quot;:{&quot;date-parts&quot;:[[2010]]}},&quot;suffix&quot;:&quot;&quot;,&quot;uri&quot;:[&quot;http://zotero.org/users/1913249/items/URKI7FTD&quot;],&quot;prefix&quot;:&quot;&quot;,&quot;id&quot;:1939}],&quot;properties&quot;:{&quot;formattedCitation&quot;:&quot;[@ito_connected_2013-1; @ito_hanging_2010]&quot;,&quot;noteIndex&quot;:0},&quot;schema&quot;:&quot;https://github.com/citation-style-language/schema/raw/master/csl-citation.json&quot;,&quot;citationID&quot;:&quot;lvkgisqz&quot;} RNDixdkauuhcw"/>&lt;Do Zotero Refresh: [@ito_connected_2013-1; @ito_hanging_2010]&gt;<text:reference-mark-end text:name="ZOTERO_ITEM CSL_CITATION {&quot;citationItems&quot;:[{&quot;uris&quot;:[&quot;http://zotero.org/users/1913249/items/5DBVY3L5&quot;],&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source&quot;:&quot;Open WorldCat&quot;,&quot;citation-key&quot;:&quot;ito_connected_2013-1&quot;,&quot;event-place&quot;:&quot;Cork&quot;,&quot;publisher-place&quot;:&quot;Cork&quot;,&quot;publisher&quot;:&quot;BookBaby&quot;,&quot;id&quot;:&quot;ito_connected_2013-1&quot;,&quot;title&quot;:&quot;Connected Learning.&quot;,&quot;ISBN&quot;:&quot;978-0-9887255-0-8&quot;,&quot;note&quot;:&quot;OCLC: 896797842&quot;,&quot;language&quot;:&quot;en&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issued&quot;:{&quot;date-parts&quot;:[[2013]]}},&quot;suffix&quot;:&quot;&quot;,&quot;uri&quot;:[&quot;http://zotero.org/users/1913249/items/5DBVY3L5&quot;],&quot;prefix&quot;:&quot;&quot;,&quot;id&quot;:2626},{&quot;uris&quot;:[&quot;http://zotero.org/users/1913249/items/URKI7FTD&quot;],&quot;itemData&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type&quot;:&quot;book&quot;,&quot;citation-key&quot;:&quot;ito_hanging_2010&quot;,&quot;event-place&quot;:&quot;Cambridge, Mass.&quot;,&quot;collection-title&quot;:&quot;The John D. and Catherine T. MacArthur Foundation series on digital media and learning&quot;,&quot;publisher-place&quot;:&quot;Cambridge, Mass.&quot;,&quot;publisher&quot;:&quot;MIT Press&quot;,&quot;id&quot;:&quot;ito_hanging_2010&quot;,&quot;title-short&quot;:&quot;Hanging out, messing around, and geeking out&quot;,&quot;ISBN&quot;:&quot;978-0-262-01336-9 978-0-262-51854-3&quot;,&quot;number-of-pages&quot;:&quot;419&quot;,&quot;language&quot;:&quot;eng&quot;,&quot;note&quot;:&quot;OCLC: 699713878&quot;,&quot;issued&quot;:{&quot;date-parts&quot;:[[2010]]}},&quot;suffix&quot;:&quot;&quot;,&quot;uri&quot;:[&quot;http://zotero.org/users/1913249/items/URKI7FTD&quot;],&quot;prefix&quot;:&quot;&quot;,&quot;id&quot;:1939}],&quot;properties&quot;:{&quot;formattedCitation&quot;:&quot;[@ito_connected_2013-1; @ito_hanging_2010]&quot;,&quot;noteIndex&quot;:0},&quot;schema&quot;:&quot;https://github.com/citation-style-language/schema/raw/master/csl-citation.json&quot;,&quot;citationID&quot;:&quot;lvkgisqz&quot;} RNDixdkauuhcw"/>, and Gee and the process of tapping into affinity groups and affinity spaces <text:reference-mark-start text:name="ZOTERO_ITEM CSL_CITATION {&quot;citationItems&quot;:[{&quot;uris&quot;:[&quot;http://zotero.org/users/1913249/items/M6377K76&quot;],&quot;itemData&quot;:{&quot;edition&quot;:&quot;1. paperback ed&quot;,&quot;number-of-pages&quot;:&quot;225&quot;,&quot;source&quot;:&quot;Gemeinsamer Bibliotheksverbund ISBN&quot;,&quot;type&quot;:&quot;book&quot;,&quot;citation-key&quot;:&quot;gee_what_2004&quot;,&quot;event-place&quot;:&quot;New York, NY&quot;,&quot;collection-title&quot;:&quot;Education&quot;,&quot;publisher-place&quot;:&quot;New York, NY&quot;,&quot;publisher&quot;:&quot;Palgrave Macmillan&quot;,&quot;id&quot;:&quot;gee_what_2004&quot;,&quot;title&quot;:&quot;What video games have to teach us about learning and literacy&quot;,&quot;ISBN&quot;:&quot;978-1-4039-6538-7&quot;,&quot;note&quot;:&quot;OCLC: 255334132&quot;,&quot;language&quot;:&quot;eng&quot;,&quot;author&quot;:[{&quot;given&quot;:&quot;James Paul&quot;,&quot;family&quot;:&quot;Gee&quot;}],&quot;issued&quot;:{&quot;date-parts&quot;:[[2004]]}},&quot;suffix&quot;:&quot;&quot;,&quot;uri&quot;:[&quot;http://zotero.org/users/1913249/items/M6377K76&quot;],&quot;prefix&quot;:&quot;&quot;,&quot;id&quot;:1584}],&quot;properties&quot;:{&quot;formattedCitation&quot;:&quot;[@gee_what_2004]&quot;,&quot;noteIndex&quot;:0},&quot;schema&quot;:&quot;https://github.com/citation-style-language/schema/raw/master/csl-citation.json&quot;,&quot;citationID&quot;:&quot;sblzsfmw&quot;} RNDccjhrvdbbl"/>&lt;Do Zotero Refresh: [@gee_what_2004]&gt;<text:reference-mark-end text:name="ZOTERO_ITEM CSL_CITATION {&quot;citationItems&quot;:[{&quot;uris&quot;:[&quot;http://zotero.org/users/1913249/items/M6377K76&quot;],&quot;itemData&quot;:{&quot;edition&quot;:&quot;1. paperback ed&quot;,&quot;number-of-pages&quot;:&quot;225&quot;,&quot;source&quot;:&quot;Gemeinsamer Bibliotheksverbund ISBN&quot;,&quot;type&quot;:&quot;book&quot;,&quot;citation-key&quot;:&quot;gee_what_2004&quot;,&quot;event-place&quot;:&quot;New York, NY&quot;,&quot;collection-title&quot;:&quot;Education&quot;,&quot;publisher-place&quot;:&quot;New York, NY&quot;,&quot;publisher&quot;:&quot;Palgrave Macmillan&quot;,&quot;id&quot;:&quot;gee_what_2004&quot;,&quot;title&quot;:&quot;What video games have to teach us about learning and literacy&quot;,&quot;ISBN&quot;:&quot;978-1-4039-6538-7&quot;,&quot;note&quot;:&quot;OCLC: 255334132&quot;,&quot;language&quot;:&quot;eng&quot;,&quot;author&quot;:[{&quot;given&quot;:&quot;James Paul&quot;,&quot;family&quot;:&quot;Gee&quot;}],&quot;issued&quot;:{&quot;date-parts&quot;:[[2004]]}},&quot;suffix&quot;:&quot;&quot;,&quot;uri&quot;:[&quot;http://zotero.org/users/1913249/items/M6377K76&quot;],&quot;prefix&quot;:&quot;&quot;,&quot;id&quot;:1584}],&quot;properties&quot;:{&quot;formattedCitation&quot;:&quot;[@gee_what_2004]&quot;,&quot;noteIndex&quot;:0},&quot;schema&quot;:&quot;https://github.com/citation-style-language/schema/raw/master/csl-citation.json&quot;,&quot;citationID&quot;:&quot;sblzsfmw&quot;} RNDccjhrvdbbl"/>.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tems&quot;:[{&quot;uris&quot;:[&quot;http://zotero.org/users/1913249/items/C9RM6JHC&quot;],&quot;itemData&quot;:{&quot;author&quot;:[{&quot;given&quot;:&quot;Yasmin B.&quot;,&quot;family&quot;:&quot;Kafai&quot;},{&quot;given&quot;:&quot;Quinn&quot;,&quot;family&quot;:&quot;Burke&quot;},{&quot;given&quot;:&quot;Constance&quot;,&quot;family&quot;:&quot;Steinkuehler&quot;}],&quot;number-of-pages&quot;:&quot;221&quot;,&quot;source&quot;:&quot;Google Books&quot;,&quot;citation-key&quot;:&quot;kafai_connected_2016&quot;,&quot;type&quot;:&quot;book&quot;,&quot;publisher&quot;:&quot;MIT Press&quot;,&quot;id&quot;:&quot;kafai_connected_2016&quot;,&quot;title-short&quot;:&quot;Connected Gaming&quot;,&quot;ISBN&quot;:&quot;978-0-262-03537-8&quot;,&quot;title&quot;:&quot;Connected Gaming: What Making Video Games Can Teach Us about Learning and Literacy&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2016,12,23]]}},&quot;uri&quot;:[&quot;http://zotero.org/users/1913249/items/C9RM6JHC&quot;],&quot;locator&quot;:&quot; 56&quot;,&quot;prefix&quot;:&quot;&quot;,&quot;id&quot;:1409}],&quot;properties&quot;:{&quot;formattedCitation&quot;:&quot;[@kafai_connected_2016, p. 56]&quot;,&quot;noteIndex&quot;:0},&quot;schema&quot;:&quot;https://github.com/citation-style-language/schema/raw/master/csl-citation.json&quot;,&quot;citationID&quot;:&quot;urldppnp&quot;} RNDjhxmepnqpg"/>&lt;Do Zotero Refresh: [@kafai_connected_2016, p. 56]&gt;<text:reference-mark-end text:name="ZOTERO_ITEM CSL_CITATION {&quot;citationItems&quot;:[{&quot;uris&quot;:[&quot;http://zotero.org/users/1913249/items/C9RM6JHC&quot;],&quot;itemData&quot;:{&quot;author&quot;:[{&quot;given&quot;:&quot;Yasmin B.&quot;,&quot;family&quot;:&quot;Kafai&quot;},{&quot;given&quot;:&quot;Quinn&quot;,&quot;family&quot;:&quot;Burke&quot;},{&quot;given&quot;:&quot;Constance&quot;,&quot;family&quot;:&quot;Steinkuehler&quot;}],&quot;number-of-pages&quot;:&quot;221&quot;,&quot;source&quot;:&quot;Google Books&quot;,&quot;citation-key&quot;:&quot;kafai_connected_2016&quot;,&quot;type&quot;:&quot;book&quot;,&quot;publisher&quot;:&quot;MIT Press&quot;,&quot;id&quot;:&quot;kafai_connected_2016&quot;,&quot;title-short&quot;:&quot;Connected Gaming&quot;,&quot;ISBN&quot;:&quot;978-0-262-03537-8&quot;,&quot;title&quot;:&quot;Connected Gaming: What Making Video Games Can Teach Us about Learning and Literacy&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2016,12,23]]}},&quot;uri&quot;:[&quot;http://zotero.org/users/1913249/items/C9RM6JHC&quot;],&quot;locator&quot;:&quot; 56&quot;,&quot;prefix&quot;:&quot;&quot;,&quot;id&quot;:1409}],&quot;properties&quot;:{&quot;formattedCitation&quot;:&quot;[@kafai_connected_2016, p. 56]&quot;,&quot;noteIndex&quot;:0},&quot;schema&quot;:&quot;https://github.com/citation-style-language/schema/raw/master/csl-citation.json&quot;,&quot;citationID&quot;:&quot;urldppnp&quot;} RNDjhxmepnqpg"/>.</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citationItems&quot;:[{&quot;uris&quot;:[&quot;http://zotero.org/users/1913249/items/F748Z3W8&quot;],&quot;itemData&quot;:{&quot;type&quot;:&quot;article-journal&quot;,&quot;source&quot;:&quot;DOI.org (Crossref)&quot;,&quot;citation-key&quot;:&quot;fensham-smith_invisible_2021&quot;,&quot;container-title&quot;:&quot;Journal of Pedagogy&quot;,&quot;id&quot;:&quot;fensham-smith_invisible_2021&quot;,&quot;URL&quot;:&quot;https://www.sciendo.com/article/10.2478/jped-2021-0001&quot;,&quot;issue&quot;:&quot;1&quot;,&quot;issued&quot;:{&quot;date-parts&quot;:[[2021,6,1]]},&quot;title&quot;:&quot;Invisible pedagogies in home education: Freedom, power and control&quot;,&quot;page&quot;:&quot;5-27&quot;,&quot;volume&quot;:&quot;12&quot;,&quot;accessed&quot;:{&quot;date-parts&quot;:[[2023,10,2]]},&quot;author&quot;:[{&quot;given&quot;:&quot;Amber Joy&quot;,&quot;family&quot;:&quot;Fensham-Smith&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DOI&quot;:&quot;10.2478/jped-2021-0001&quot;,&quot;language&quot;:&quot;en&quot;,&quot;ISSN&quot;:&quot;1338-1563&quot;},&quot;suffix&quot;:&quot;&quot;,&quot;uri&quot;:[&quot;http://zotero.org/users/1913249/items/F748Z3W8&quot;],&quot;prefix&quot;:&quot;&quot;,&quot;id&quot;:8983}],&quot;properties&quot;:{&quot;formattedCitation&quot;:&quot;[@fensham-smith_invisible_2021]&quot;,&quot;noteIndex&quot;:0},&quot;schema&quot;:&quot;https://github.com/citation-style-language/schema/raw/master/csl-citation.json&quot;,&quot;citationID&quot;:&quot;vbcyemfv&quot;} RNDhjwivraguq"/>&lt;Do Zotero Refresh: [@fensham-smith_invisible_2021]&gt;<text:reference-mark-end text:name="ZOTERO_ITEM CSL_CITATION {&quot;citationItems&quot;:[{&quot;uris&quot;:[&quot;http://zotero.org/users/1913249/items/F748Z3W8&quot;],&quot;itemData&quot;:{&quot;type&quot;:&quot;article-journal&quot;,&quot;source&quot;:&quot;DOI.org (Crossref)&quot;,&quot;citation-key&quot;:&quot;fensham-smith_invisible_2021&quot;,&quot;container-title&quot;:&quot;Journal of Pedagogy&quot;,&quot;id&quot;:&quot;fensham-smith_invisible_2021&quot;,&quot;URL&quot;:&quot;https://www.sciendo.com/article/10.2478/jped-2021-0001&quot;,&quot;issue&quot;:&quot;1&quot;,&quot;issued&quot;:{&quot;date-parts&quot;:[[2021,6,1]]},&quot;title&quot;:&quot;Invisible pedagogies in home education: Freedom, power and control&quot;,&quot;page&quot;:&quot;5-27&quot;,&quot;volume&quot;:&quot;12&quot;,&quot;accessed&quot;:{&quot;date-parts&quot;:[[2023,10,2]]},&quot;author&quot;:[{&quot;given&quot;:&quot;Amber Joy&quot;,&quot;family&quot;:&quot;Fensham-Smith&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title-short&quot;:&quot;Invisible pedagogies in home education&quot;,&quot;DOI&quot;:&quot;10.2478/jped-2021-0001&quot;,&quot;language&quot;:&quot;en&quot;,&quot;ISSN&quot;:&quot;1338-1563&quot;},&quot;suffix&quot;:&quot;&quot;,&quot;uri&quot;:[&quot;http://zotero.org/users/1913249/items/F748Z3W8&quot;],&quot;prefix&quot;:&quot;&quot;,&quot;id&quot;:8983}],&quot;properties&quot;:{&quot;formattedCitation&quot;:&quot;[@fensham-smith_invisible_2021]&quot;,&quot;noteIndex&quot;:0},&quot;schema&quot;:&quot;https://github.com/citation-style-language/schema/raw/master/csl-citation.json&quot;,&quot;citationID&quot;:&quot;vbcyemfv&quot;} RNDhjwivraguq"/>. Classic ideas of reasons for HE include pedagogy and ideology <text:reference-mark-start text:name="ZOTERO_ITEM CSL_CITATION {&quot;citationItems&quot;:[{&quot;uris&quot;:[&quot;http://zotero.org/users/1913249/items/ZQHZ2GU8&quot;],&quot;itemData&quot;:{&quot;author&quot;:[{&quot;given&quot;:&quot;Jane Van&quot;,&quot;family&quot;:&quot;Galen&quot;},{&quot;given&quot;:&quot;Mary Anne&quot;,&quot;family&quot;:&quot;Pitman&quot;}],&quot;number-of-pages&quot;:&quot;224&quot;,&quot;source&quot;:&quot;Google Books&quot;,&quot;citation-key&quot;:&quot;galen_home_1991&quot;,&quot;type&quot;:&quot;book&quot;,&quot;publisher&quot;:&quot;Bloomsbury Publishing USA&quot;,&quot;id&quot;:&quot;galen_home_1991&quot;,&quot;title-short&quot;:&quot;Home Schooling&quot;,&quot;ISBN&quot;:&quot;978-0-313-38882-8&quot;,&quot;title&quot;:&quot;Home Schooling: Political, Historical, and Pedagogical Perspectives&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1991,1,1]]}},&quot;suffix&quot;:&quot;&quot;,&quot;uri&quot;:[&quot;http://zotero.org/users/1913249/items/ZQHZ2GU8&quot;],&quot;prefix&quot;:&quot;&quot;,&quot;id&quot;:8975}],&quot;properties&quot;:{&quot;formattedCitation&quot;:&quot;[@galen_home_1991]&quot;,&quot;noteIndex&quot;:0},&quot;schema&quot;:&quot;https://github.com/citation-style-language/schema/raw/master/csl-citation.json&quot;,&quot;citationID&quot;:&quot;viffpcru&quot;} RNDsfkilgkneo"/>&lt;Do Zotero Refresh: [@galen_home_1991]&gt;<text:reference-mark-end text:name="ZOTERO_ITEM CSL_CITATION {&quot;citationItems&quot;:[{&quot;uris&quot;:[&quot;http://zotero.org/users/1913249/items/ZQHZ2GU8&quot;],&quot;itemData&quot;:{&quot;author&quot;:[{&quot;given&quot;:&quot;Jane Van&quot;,&quot;family&quot;:&quot;Galen&quot;},{&quot;given&quot;:&quot;Mary Anne&quot;,&quot;family&quot;:&quot;Pitman&quot;}],&quot;number-of-pages&quot;:&quot;224&quot;,&quot;source&quot;:&quot;Google Books&quot;,&quot;citation-key&quot;:&quot;galen_home_1991&quot;,&quot;type&quot;:&quot;book&quot;,&quot;publisher&quot;:&quot;Bloomsbury Publishing USA&quot;,&quot;id&quot;:&quot;galen_home_1991&quot;,&quot;title-short&quot;:&quot;Home Schooling&quot;,&quot;ISBN&quot;:&quot;978-0-313-38882-8&quot;,&quot;title&quot;:&quot;Home Schooling: Political, Historical, and Pedagogical Perspectives&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1991,1,1]]}},&quot;suffix&quot;:&quot;&quot;,&quot;uri&quot;:[&quot;http://zotero.org/users/1913249/items/ZQHZ2GU8&quot;],&quot;prefix&quot;:&quot;&quot;,&quot;id&quot;:8975}],&quot;properties&quot;:{&quot;formattedCitation&quot;:&quot;[@galen_home_1991]&quot;,&quot;noteIndex&quot;:0},&quot;schema&quot;:&quot;https://github.com/citation-style-language/schema/raw/master/csl-citation.json&quot;,&quot;citationID&quot;:&quot;viffpcru&quot;} RNDsfkilgkneo"/> <text:reference-mark-start text:name="ZOTERO_ITEM CSL_CITATION {&quot;citationItems&quot;:[{&quot;uris&quot;:[&quot;http://zotero.org/users/1913249/items/AKHEZBKX&quot;],&quot;itemData&quot;:{&quot;type&quot;:&quot;article-journal&quot;,&quot;source&quot;:&quot;Taylor and Francis+NEJM&quot;,&quot;citation-key&quot;:&quot;rothermel_can_2003&quot;,&quot;container-title&quot;:&quot;Evaluation &amp; Research in Education&quot;,&quot;id&quot;:&quot;rothermel_can_2003&quot;,&quot;URL&quot;:&quot;https://doi.org/10.1080/09500790308668293&quot;,&quot;issue&quot;:&quot;2-3&quot;,&quot;issued&quot;:{&quot;date-parts&quot;:[[2003,5,15]]},&quot;title&quot;:&quot;Can We Classify Motives for Home Education?&quot;,&quot;page&quot;:&quot;74-89&quot;,&quot;volume&quot;:&quot;17&quot;,&quot;publisher&quot;:&quot;Routledge&quot;,&quot;accessed&quot;:{&quot;date-parts&quot;:[[2023,10,2]]},&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DOI&quot;:&quot;10.1080/09500790308668293&quot;,&quot;author&quot;:[{&quot;given&quot;:&quot;Paula&quot;,&quot;family&quot;:&quot;Rothermel&quot;}],&quot;ISSN&quot;:&quot;0950-0790&quot;},&quot;suffix&quot;:&quot;&quot;,&quot;uri&quot;:[&quot;http://zotero.org/users/1913249/items/AKHEZBKX&quot;],&quot;prefix&quot;:&quot;&quot;,&quot;id&quot;:8977}],&quot;properties&quot;:{&quot;formattedCitation&quot;:&quot;[@rothermel_can_2003]&quot;,&quot;noteIndex&quot;:0},&quot;schema&quot;:&quot;https://github.com/citation-style-language/schema/raw/master/csl-citation.json&quot;,&quot;citationID&quot;:&quot;ajjhtgqo&quot;} RNDxrvsiqanvq"/>&lt;Do Zotero Refresh: [@rothermel_can_2003]&gt;<text:reference-mark-end text:name="ZOTERO_ITEM CSL_CITATION {&quot;citationItems&quot;:[{&quot;uris&quot;:[&quot;http://zotero.org/users/1913249/items/AKHEZBKX&quot;],&quot;itemData&quot;:{&quot;type&quot;:&quot;article-journal&quot;,&quot;source&quot;:&quot;Taylor and Francis+NEJM&quot;,&quot;citation-key&quot;:&quot;rothermel_can_2003&quot;,&quot;container-title&quot;:&quot;Evaluation &amp; Research in Education&quot;,&quot;id&quot;:&quot;rothermel_can_2003&quot;,&quot;URL&quot;:&quot;https://doi.org/10.1080/09500790308668293&quot;,&quot;issue&quot;:&quot;2-3&quot;,&quot;issued&quot;:{&quot;date-parts&quot;:[[2003,5,15]]},&quot;title&quot;:&quot;Can We Classify Motives for Home Education?&quot;,&quot;page&quot;:&quot;74-89&quot;,&quot;volume&quot;:&quot;17&quot;,&quot;publisher&quot;:&quot;Routledge&quot;,&quot;accessed&quot;:{&quot;date-parts&quot;:[[2023,10,2]]},&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DOI&quot;:&quot;10.1080/09500790308668293&quot;,&quot;author&quot;:[{&quot;given&quot;:&quot;Paula&quot;,&quot;family&quot;:&quot;Rothermel&quot;}],&quot;ISSN&quot;:&quot;0950-0790&quot;},&quot;suffix&quot;:&quot;&quot;,&quot;uri&quot;:[&quot;http://zotero.org/users/1913249/items/AKHEZBKX&quot;],&quot;prefix&quot;:&quot;&quot;,&quot;id&quot;:8977}],&quot;properties&quot;:{&quot;formattedCitation&quot;:&quot;[@rothermel_can_2003]&quot;,&quot;noteIndex&quot;:0},&quot;schema&quot;:&quot;https://github.com/citation-style-language/schema/raw/master/csl-citation.json&quot;,&quot;citationID&quot;:&quot;ajjhtgqo&quot;} RNDxrvsiqanvq"/>, and often both. My involvement with home ed networks stemmed from University outreach work. In the following section I draw on relevant research to identify characteristics and motivations of the networks and families that I tapped into.</text:p>
      <text:list text:style-name="L13">
        <text:list-item>
          <text:p text:style-name="P19">Unschooling, Holt, drawing out interests of children in everyday activities and facilitating learning around that <text:reference-mark-start text:name="ZOTERO_ITEM CSL_CITATION {&quot;citationItems&quot;:[{&quot;uris&quot;:[&quot;http://zotero.org/users/1913249/items/CUNAU5ZC&quot;],&quot;itemData&quot;:{&quot;author&quot;:[{&quot;given&quot;:&quot;Peter&quot;,&quot;family&quot;:&quot;Gray&quot;},{&quot;given&quot;:&quot;Gina&quot;,&quot;family&quot;:&quot;Riley&quot;}],&quot;type&quot;:&quot;article-journal&quot;,&quot;source&quot;:&quot;Zotero&quot;,&quot;volume&quot;:&quot;7&quot;,&quot;citation-key&quot;:&quot;gray_challenges_2013&quot;,&quot;id&quot;:&quot;gray_challenges_2013&quot;,&quot;issue&quot;:&quot;14&quot;,&quot;title&quot;:&quot;The Challenges and Benefits of Unschooling, According to 232 Families Who Have Chosen that Route&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2013]]}},&quot;suffix&quot;:&quot;&quot;,&quot;uri&quot;:[&quot;http://zotero.org/users/1913249/items/CUNAU5ZC&quot;],&quot;prefix&quot;:&quot;&quot;,&quot;id&quot;:8982}],&quot;properties&quot;:{&quot;formattedCitation&quot;:&quot;[@gray_challenges_2013]&quot;,&quot;noteIndex&quot;:0},&quot;schema&quot;:&quot;https://github.com/citation-style-language/schema/raw/master/csl-citation.json&quot;,&quot;citationID&quot;:&quot;qnkjsurd&quot;} RNDabreqsoaah"/>&lt;Do Zotero Refresh: [@gray_challenges_2013]&gt;<text:reference-mark-end text:name="ZOTERO_ITEM CSL_CITATION {&quot;citationItems&quot;:[{&quot;uris&quot;:[&quot;http://zotero.org/users/1913249/items/CUNAU5ZC&quot;],&quot;itemData&quot;:{&quot;author&quot;:[{&quot;given&quot;:&quot;Peter&quot;,&quot;family&quot;:&quot;Gray&quot;},{&quot;given&quot;:&quot;Gina&quot;,&quot;family&quot;:&quot;Riley&quot;}],&quot;type&quot;:&quot;article-journal&quot;,&quot;source&quot;:&quot;Zotero&quot;,&quot;volume&quot;:&quot;7&quot;,&quot;citation-key&quot;:&quot;gray_challenges_2013&quot;,&quot;id&quot;:&quot;gray_challenges_2013&quot;,&quot;issue&quot;:&quot;14&quot;,&quot;title&quot;:&quot;The Challenges and Benefits of Unschooling, According to 232 Families Who Have Chosen that Route&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2013]]}},&quot;suffix&quot;:&quot;&quot;,&quot;uri&quot;:[&quot;http://zotero.org/users/1913249/items/CUNAU5ZC&quot;],&quot;prefix&quot;:&quot;&quot;,&quot;id&quot;:8982}],&quot;properties&quot;:{&quot;formattedCitation&quot;:&quot;[@gray_challenges_2013]&quot;,&quot;noteIndex&quot;:0},&quot;schema&quot;:&quot;https://github.com/citation-style-language/schema/raw/master/csl-citation.json&quot;,&quot;citationID&quot;:&quot;qnkjsurd&quot;} RNDabreqsoaah"/></text:p>
        </text:list-item>
        <text:list-item>
          <text:p text:style-name="P19">Webs of learning Illich - home ed families active in identifying networks to tap into <text:reference-mark-start text:name="ZOTERO_ITEM CSL_CITATION {&quot;citationItems&quot;:[{&quot;uris&quot;:[&quot;http://zotero.org/users/1913249/items/CR7JKY94&quot;],&quot;itemData&quot;:{&quot;type&quot;:&quot;paper-conference&quot;,&quot;source&quot;:&quot;ACM Digital Library&quot;,&quot;citation-key&quot;:&quot;doroudi_relevance_2023&quot;,&quot;collection-title&quot;:&quot;L@S '23&quot;,&quot;publisher-place&quot;:&quot;New York, NY, USA&quot;,&quot;container-title&quot;:&quot;Proceedings of the Tenth ACM Conference on Learning @ Scale&quot;,&quot;id&quot;:&quot;doroudi_relevance_2023&quot;,&quot;URL&quot;:&quot;https://dl.acm.org/doi/10.1145/3573051.3593386&quot;,&quot;ISBN&quot;:&quot;9798400700255&quot;,&quot;issued&quot;:{&quot;date-parts&quot;:[[2023,7,20]]},&quot;title&quot;:&quot;The Relevance of Ivan Illich's Learning Webs 50 Years On&quot;,&quot;page&quot;:&quot;99–109&quot;,&quot;event-place&quot;:&quot;New York, NY, USA&quot;,&quot;publisher&quot;:&quot;Association for Computing Machinery&quot;,&quot;accessed&quot;:{&quot;date-parts&quot;:[[2023,10,2]]},&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DOI&quot;:&quot;10.1145/3573051.3593386&quot;,&quot;author&quot;:[{&quot;given&quot;:&quot;Shayan&quot;,&quot;family&quot;:&quot;Doroudi&quot;},{&quot;given&quot;:&quot;Yusuf&quot;,&quot;family&quot;:&quot;Ahmad&quot;}]},&quot;suffix&quot;:&quot;&quot;,&quot;uri&quot;:[&quot;http://zotero.org/users/1913249/items/CR7JKY94&quot;],&quot;prefix&quot;:&quot;&quot;,&quot;id&quot;:8980}],&quot;properties&quot;:{&quot;formattedCitation&quot;:&quot;[@doroudi_relevance_2023]&quot;,&quot;noteIndex&quot;:0},&quot;schema&quot;:&quot;https://github.com/citation-style-language/schema/raw/master/csl-citation.json&quot;,&quot;citationID&quot;:&quot;grweirwq&quot;} RNDixeenvrxek"/>&lt;Do Zotero Refresh: [@doroudi_relevance_2023]&gt;<text:reference-mark-end text:name="ZOTERO_ITEM CSL_CITATION {&quot;citationItems&quot;:[{&quot;uris&quot;:[&quot;http://zotero.org/users/1913249/items/CR7JKY94&quot;],&quot;itemData&quot;:{&quot;type&quot;:&quot;paper-conference&quot;,&quot;source&quot;:&quot;ACM Digital Library&quot;,&quot;citation-key&quot;:&quot;doroudi_relevance_2023&quot;,&quot;collection-title&quot;:&quot;L@S '23&quot;,&quot;publisher-place&quot;:&quot;New York, NY, USA&quot;,&quot;container-title&quot;:&quot;Proceedings of the Tenth ACM Conference on Learning @ Scale&quot;,&quot;id&quot;:&quot;doroudi_relevance_2023&quot;,&quot;URL&quot;:&quot;https://dl.acm.org/doi/10.1145/3573051.3593386&quot;,&quot;ISBN&quot;:&quot;9798400700255&quot;,&quot;issued&quot;:{&quot;date-parts&quot;:[[2023,7,20]]},&quot;title&quot;:&quot;The Relevance of Ivan Illich's Learning Webs 50 Years On&quot;,&quot;page&quot;:&quot;99–109&quot;,&quot;event-place&quot;:&quot;New York, NY, USA&quot;,&quot;publisher&quot;:&quot;Association for Computing Machinery&quot;,&quot;accessed&quot;:{&quot;date-parts&quot;:[[2023,10,2]]},&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DOI&quot;:&quot;10.1145/3573051.3593386&quot;,&quot;author&quot;:[{&quot;given&quot;:&quot;Shayan&quot;,&quot;family&quot;:&quot;Doroudi&quot;},{&quot;given&quot;:&quot;Yusuf&quot;,&quot;family&quot;:&quot;Ahmad&quot;}]},&quot;suffix&quot;:&quot;&quot;,&quot;uri&quot;:[&quot;http://zotero.org/users/1913249/items/CR7JKY94&quot;],&quot;prefix&quot;:&quot;&quot;,&quot;id&quot;:8980}],&quot;properties&quot;:{&quot;formattedCitation&quot;:&quot;[@doroudi_relevance_2023]&quot;,&quot;noteIndex&quot;:0},&quot;schema&quot;:&quot;https://github.com/citation-style-language/schema/raw/master/csl-citation.json&quot;,&quot;citationID&quot;:&quot;grweirwq&quot;} RNDixeenvrxek"/> has a relevance with social networking groups and email lists used by home educators to share and align activities.</text:p>
        </text:list-item>
        <text:list-item>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tems&quot;:[{&quot;uris&quot;:[&quot;http://zotero.org/users/1913249/items/NN25MFNI&quot;],&quot;itemData&quot;:{&quot;type&quot;:&quot;article-journal&quot;,&quot;source&quot;:&quot;Taylor and Francis+NEJM&quot;,&quot;citation-key&quot;:&quot;lee_none_2016&quot;,&quot;container-title&quot;:&quot;Equity &amp; Excellence in Education&quot;,&quot;id&quot;:&quot;lee_none_2016&quot;,&quot;URL&quot;:&quot;https://doi.org/10.1080/10665684.2016.1227157&quot;,&quot;issue&quot;:&quot;4&quot;,&quot;issued&quot;:{&quot;date-parts&quot;:[[2016,10,1]]},&quot;title&quot;:&quot;None But Ourselves Can Free Our Minds: Critical Computational Literacy as a Pedagogy of Resistance&quot;,&quot;page&quot;:&quot;480-492&quot;,&quot;volume&quot;:&quot;49&quot;,&quot;publisher&quot;:&quot;Routledge&quot;,&quot;accessed&quot;:{&quot;date-parts&quot;:[[2023,10,2]]},&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given&quot;:&quot;Clifford H.&quot;,&quot;family&quot;:&quot;Lee&quot;},{&quot;given&quot;:&quot;Elisabeth&quot;,&quot;family&quot;:&quot;Soep&quot;}],&quot;DOI&quot;:&quot;10.1080/10665684.2016.1227157&quot;,&quot;title-short&quot;:&quot;None But Ourselves Can Free Our Minds&quot;,&quot;ISSN&quot;:&quot;1066-5684&quot;},&quot;suffix&quot;:&quot;&quot;,&quot;uri&quot;:[&quot;http://zotero.org/users/1913249/items/NN25MFNI&quot;],&quot;prefix&quot;:&quot;&quot;,&quot;id&quot;:8970}],&quot;properties&quot;:{&quot;formattedCitation&quot;:&quot;[@lee_none_2016]&quot;,&quot;noteIndex&quot;:0},&quot;schema&quot;:&quot;https://github.com/citation-style-language/schema/raw/master/csl-citation.json&quot;,&quot;citationID&quot;:&quot;swotygyo&quot;} RNDymoyuvprzy"/>&lt;Do Zotero Refresh: [@lee_none_2016]&gt;<text:reference-mark-end text:name="ZOTERO_ITEM CSL_CITATION {&quot;citationItems&quot;:[{&quot;uris&quot;:[&quot;http://zotero.org/users/1913249/items/NN25MFNI&quot;],&quot;itemData&quot;:{&quot;type&quot;:&quot;article-journal&quot;,&quot;source&quot;:&quot;Taylor and Francis+NEJM&quot;,&quot;citation-key&quot;:&quot;lee_none_2016&quot;,&quot;container-title&quot;:&quot;Equity &amp; Excellence in Education&quot;,&quot;id&quot;:&quot;lee_none_2016&quot;,&quot;URL&quot;:&quot;https://doi.org/10.1080/10665684.2016.1227157&quot;,&quot;issue&quot;:&quot;4&quot;,&quot;issued&quot;:{&quot;date-parts&quot;:[[2016,10,1]]},&quot;title&quot;:&quot;None But Ourselves Can Free Our Minds: Critical Computational Literacy as a Pedagogy of Resistance&quot;,&quot;page&quot;:&quot;480-492&quot;,&quot;volume&quot;:&quot;49&quot;,&quot;publisher&quot;:&quot;Routledge&quot;,&quot;accessed&quot;:{&quot;date-parts&quot;:[[2023,10,2]]},&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given&quot;:&quot;Clifford H.&quot;,&quot;family&quot;:&quot;Lee&quot;},{&quot;given&quot;:&quot;Elisabeth&quot;,&quot;family&quot;:&quot;Soep&quot;}],&quot;DOI&quot;:&quot;10.1080/10665684.2016.1227157&quot;,&quot;title-short&quot;:&quot;None But Ourselves Can Free Our Minds&quot;,&quot;ISSN&quot;:&quot;1066-5684&quot;},&quot;suffix&quot;:&quot;&quot;,&quot;uri&quot;:[&quot;http://zotero.org/users/1913249/items/NN25MFNI&quot;],&quot;prefix&quot;:&quot;&quot;,&quot;id&quot;:8970}],&quot;properties&quot;:{&quot;formattedCitation&quot;:&quot;[@lee_none_2016]&quot;,&quot;noteIndex&quot;:0},&quot;schema&quot;:&quot;https://github.com/citation-style-language/schema/raw/master/csl-citation.json&quot;,&quot;citationID&quot;:&quot;swotygyo&quot;} RNDymoyuvprzy"/>.</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3" text:outline-level="3"><text:bookmark-start text:name="why-this-study-is-needed"/>Why this study is needed<text:bookmark-end text:name="why-this-study-is-needed"/></text:h>
      <text:p text:style-name="First_20_paragraph">Theories of situated learning view transmission of educational practice as a thorny problem as the process of learning is dependant on many contextual factors.</text:p>
      <text:p text:style-name="Text_20_body">Thus why would this study based on observations of one context be of use? Thoughts:<text:line-break/>- similar contexts exist - underlying treads may emerge which may transcend context</text:p>
      <text:h text:style-name="Heading_20_2" text:outline-level="2"><text:bookmark-start text:name="summary-of-the-thesis-structure"/>Summary of the thesis structure<text:bookmark-end text:name="summary-of-the-thesis-structure"/></text:h>
      <text:h text:style-name="Heading_20_3" text:outline-level="3"><text:bookmark-start text:name="research-questions"/>Research Questions<text:bookmark-end text:name="research-questions"/></text:h>
      <text:list text:style-name="L14">
        <text:list-item>
          <text:p text:style-name="P20">What pedagogical tools and processes are available to support novices to overcome barriers to game coding and design? </text:p>
        </text:list-item>
        <text:list-item>
          <text:p text:style-name="P20">How can participants build agency in an evolving community of game makers?</text:p>
        </text:list-item>
        <text:list-item>
          <text:p text:style-name="P20">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5">
        <text:list-item>
          <text:p text:style-name="P21">authenticity in project based approaches</text:p>
        </text:list-item>
        <text:list-item>
          <text:p text:style-name="P21">nature of informal settings, in particular home education, and the possibilities offered compared to school lesson settings - PERHAPS IN INTRO INSTEAD</text:p>
        </text:list-item>
        <text:list-item>
          <text:p text:style-name="P21">barriers to participation in digital making and pedagogies to create inclusive learning environments</text:p>
        </text:list-item>
        <text:list-item>
          <text:p text:style-name="P21">key accessible pedagogies to help learning coding for young people</text:p>
        </text:list-item>
      </text:list>
      <text:p text:style-name="First_20_paragraph">Chapter three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3" text:outline-level="3"><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6">
        <text:list-item>
          <text:p text:style-name="P22">generative nature of research. It has created teaching resources</text:p>
        </text:list-item>
        <text:list-item>
          <text:p text:style-name="P22">the detail of game making pedagogy, suitable for other researcher and Teachers</text:p>
        </text:list-item>
        <text:list-item>
          <text:p text:style-name="P22">tools are novel - media practices are situated, thus will differ with technology</text:p>
        </text:list-item>
        <text:list-item>
          <text:p text:style-name="P22">application of guided participation as lens to this domain</text:p>
        </text:list-item>
        <text:list-item>
          <text:p text:style-name="P22">something about methods using 360 and screen capture?</text:p>
        </text:list-item>
      </text:list>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dc:title>
    <dc:description/>
    <dc:subject/>
    <meta:keyword/>
    <meta:initial-creator/>
    <dc:creator/>
    <meta:creation-date>2023-10-17T19:38:31Z</meta:creation-date>
    <dc:date>2023-10-17T19:38:3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